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IPA P明朝" svg:font-family="'IPA P明朝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 loext:decorative="false"/>
    </style:style>
    <style:style style:name="gr3" style:family="graphic" style:parent-style-name="standard">
      <style:graphic-properties draw:stroke="none" draw:fill="solid" draw:fill-color="#cc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25cm" svg:stroke-color="#0000ff" draw:stroke-linejoin="round" svg:stroke-linecap="round" draw:fill="none" fo:padding-top="0.012cm" fo:padding-bottom="0.012cm" fo:padding-left="0.012cm" fo:padding-right="0.012cm" loext:decorative="false"/>
    </style:style>
    <style:style style:name="gr9" style:family="graphic" style:parent-style-name="standard">
      <style:graphic-properties draw:stroke="none" draw:fill="solid" draw:fill-color="#000000" loext:decorative="false"/>
    </style:style>
    <style:style style:name="gr10" style:family="graphic" style:parent-style-name="standard">
      <style:graphic-properties svg:stroke-width="0.106cm" svg:stroke-color="#ff0000" draw:marker-start-width="0.358cm" draw:marker-end-width="0.358cm" draw:fill="none" draw:fill-color="#729fcf" loext:fill-use-slide-background="false" draw:textarea-horizontal-align="justify" draw:textarea-vertical-align="middle" draw:auto-grow-height="false" fo:min-height="6.364cm" fo:min-width="3.89cm" fo:padding-top="0.052cm" fo:padding-bottom="0.052cm" fo:padding-left="0.052cm" fo:padding-right="0.052cm" loext:decorative="false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loext:fill-use-slide-background="false" draw:opacity="100%" draw:opacity-name="" draw:textarea-horizontal-align="justify" draw:textarea-vertical-align="middle" draw:auto-grow-height="false" fo:min-height="2.21cm" fo:min-width="5.45cm" fo:padding-top="0.053cm" fo:padding-bottom="0.053cm" fo:padding-left="0.053cm" fo:padding-right="0.053cm" fo:wrap-option="wrap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729fcf" draw:marker-start-width="0.358cm" draw:marker-end-width="0.358cm" draw:fill="none" draw:fill-color="#729fcf" loext:fill-use-slide-background="false" draw:textarea-horizontal-align="justify" draw:textarea-vertical-align="middle" draw:auto-grow-height="false" fo:min-height="6.26cm" fo:min-width="3.786cm" fo:padding-top="0.052cm" fo:padding-bottom="0.052cm" fo:padding-left="0.052cm" fo:padding-right="0.052cm" loext:decorative="false"/>
    </style:style>
    <style:style style:name="gr13" style:family="graphic" style:parent-style-name="standard">
      <style:graphic-properties svg:stroke-width="0.106cm" svg:stroke-color="#729fcf" draw:marker-start-width="0.359cm" draw:marker-end-width="0.359cm" draw:fill="none" loext:fill-use-slide-background="false" draw:opacity="100%" draw:opacity-name="" draw:textarea-horizontal-align="justify" draw:textarea-vertical-align="middle" draw:auto-grow-height="false" fo:min-height="1.746cm" fo:min-width="5.45cm" fo:padding-top="0.053cm" fo:padding-bottom="0.053cm" fo:padding-left="0.053cm" fo:padding-right="0.053cm" fo:wrap-option="wrap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cc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text-properties fo:font-size="5pt" style:font-size-asian="5pt" style:font-size-complex="5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style:paragraph-properties fo:text-align="center"/>
      <style:text-properties fo:color="#ff0000" loext:opacity="100%" style:font-name="IPA P明朝" fo:font-weight="bold" style:font-name-asian="IPA P明朝" style:font-weight-asian="bold" style:font-weight-complex="bold"/>
    </style:style>
    <style:style style:name="P12" style:family="paragraph">
      <loext:graphic-properties draw:fill="none" draw:opacity="100%"/>
      <style:paragraph-properties fo:text-align="center"/>
      <style:text-properties fo:color="#ff0000" loext:opacity="100%" style:font-name="IPA P明朝" fo:font-weight="bold" style:font-name-asian="IPA P明朝" style:font-weight-asian="bold" style:font-weight-complex="bold"/>
    </style:style>
    <style:style style:name="P13" style:family="paragraph">
      <style:paragraph-properties fo:text-align="center"/>
      <style:text-properties fo:color="#2a6099" loext:opacity="100%" style:font-name="IPA P明朝" fo:font-size="12pt" fo:font-weight="bold" style:font-name-asian="IPA P明朝" style:font-size-asian="12pt" style:font-weight-asian="bold" style:font-size-complex="12pt" style:font-weight-complex="bold"/>
    </style:style>
    <style:style style:name="P14" style:family="paragraph">
      <loext:graphic-properties draw:fill="none" draw:opacity="100%"/>
      <style:paragraph-properties fo:text-align="center"/>
      <style:text-properties fo:color="#2a6099" loext:opacity="100%" style:font-name="IPA P明朝" fo:font-size="12pt" fo:font-weight="bold" style:font-name-asian="IPA P明朝" style:font-size-asian="12pt" style:font-weight-asian="bold" style:font-size-complex="12pt" style:font-weight-complex="bold"/>
    </style:style>
    <style:style style:name="T1" style:family="text">
      <style:text-properties fo:color="#000000" loext:opacity="100%" style:font-name="CIDFont+F1" fo:font-size="8.10000038146973pt" fo:font-weight="normal" style:font-name-asian="CIDFont+F1" style:font-size-asian="8.10000038146973pt" style:font-weight-asian="normal" style:font-name-complex="CIDFont+F1" style:font-size-complex="8.10000038146973pt" style:font-weight-complex="normal"/>
    </style:style>
    <style:style style:name="T2" style:family="text">
      <style:text-properties fo:color="#000000" loext:opacity="100%" style:font-name="CIDFont+F1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3" style:family="text">
      <style:text-properties fo:color="#ff0000" loext:opacity="100%" style:font-name="CIDFont+F1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4" style:family="text">
      <style:text-properties fo:color="#000000" loext:opacity="100%" style:font-name="CIDFont+F1" fo:font-size="9.89999961853027pt" fo:font-weight="normal" style:font-name-asian="CIDFont+F1" style:font-size-asian="9.89999961853027pt" style:font-weight-asian="normal" style:font-name-complex="CIDFont+F1" style:font-size-complex="9.89999961853027pt" style:font-weight-complex="normal"/>
    </style:style>
    <style:style style:name="T5" style:family="text">
      <style:text-properties fo:color="#000000" loext:opacity="100%" style:font-name="CIDFont+F1" fo:font-size="5pt" fo:font-weight="normal" style:font-name-asian="CIDFont+F1" style:font-size-asian="5pt" style:font-weight-asian="normal" style:font-name-complex="CIDFont+F1" style:font-size-complex="5pt" style:font-weight-complex="normal"/>
    </style:style>
    <style:style style:name="T6" style:family="text">
      <style:text-properties fo:color="#ff0000" loext:opacity="100%" style:font-name="CIDFont+F1" fo:font-size="8.10000038146973pt" fo:font-weight="normal" style:font-name-asian="CIDFont+F1" style:font-size-asian="8.10000038146973pt" style:font-weight-asian="normal" style:font-name-complex="CIDFont+F1" style:font-size-complex="8.10000038146973pt" style:font-weight-complex="normal"/>
    </style:style>
    <style:style style:name="T7" style:family="text">
      <style:text-properties fo:color="#ff0000" loext:opacity="100%" style:font-name="IPA P明朝" fo:font-weight="bold" style:font-name-asian="IPA P明朝" style:font-weight-asian="bold" style:font-weight-complex="bold"/>
    </style:style>
    <style:style style:name="T8" style:family="text">
      <style:text-properties fo:color="#2a6099" loext:opacity="100%" style:font-name="IPA P明朝" fo:font-size="12pt" fo:font-weight="bold" style:font-name-asian="IPA P明朝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998cm" svg:height="12.802cm" svg:x="1.003cm" svg:y="4.872cm" svg:viewBox="0 0 15999 12803" draw:points="0,0 15999,0 15999,12803 0,12803">
          <text:p/>
        </draw:polygon>
        <draw:polygon draw:style-name="gr2" draw:text-style-name="P2" draw:layer="layout" svg:width="15.998cm" svg:height="12.802cm" svg:x="1.003cm" svg:y="4.872cm" svg:viewBox="0 0 15999 12803" draw:points="0,12803 15999,12803 15999,0 0,0">
          <text:p/>
        </draw:polygon>
        <draw:polygon draw:style-name="gr1" draw:text-style-name="P1" draw:layer="layout" svg:width="21.997cm" svg:height="12.802cm" svg:x="19.502cm" svg:y="4.872cm" svg:viewBox="0 0 21998 12803" draw:points="0,0 21998,0 21998,12803 0,12803">
          <text:p/>
        </draw:polygon>
        <draw:polygon draw:style-name="gr2" draw:text-style-name="P2" draw:layer="layout" svg:width="21.997cm" svg:height="12.802cm" svg:x="19.502cm" svg:y="4.872cm" svg:viewBox="0 0 21998 12803" draw:points="0,12803 21998,12803 21998,0 0,0">
          <text:p/>
        </draw:polygon>
        <draw:polygon draw:style-name="gr3" draw:text-style-name="P3" draw:layer="layout" svg:width="7.7cm" svg:height="6.934cm" svg:x="1.888cm" svg:y="8.322cm" svg:viewBox="0 0 7701 6935" draw:points="0,0 7701,0 7701,6935 0,6935">
          <text:p/>
        </draw:polygon>
        <draw:polygon draw:style-name="gr2" draw:text-style-name="P2" draw:layer="layout" svg:width="7.7cm" svg:height="6.934cm" svg:x="1.888cm" svg:y="8.322cm" svg:viewBox="0 0 7701 6935" draw:points="0,6935 7701,6935 7701,0 0,0">
          <text:p/>
        </draw:polygon>
        <draw:line draw:style-name="gr2" draw:text-style-name="P2" draw:layer="layout" svg:x1="9.588cm" svg:y1="8.589cm" svg:x2="12.086cm" svg:y2="8.589cm">
          <text:p/>
        </draw:line>
        <draw:line draw:style-name="gr2" draw:text-style-name="P2" draw:layer="layout" svg:x1="9.588cm" svg:y1="10.562cm" svg:x2="12.086cm" svg:y2="10.562cm">
          <text:p/>
        </draw:line>
        <draw:frame draw:style-name="gr4" draw:text-style-name="P5" draw:layer="layout" svg:width="0.286cm" svg:height="0.412cm" svg:x="10.769cm" svg:y="8.538cm">
          <draw:text-box>
            <text:p text:style-name="P4"><text:span text:style-name="T1">・</text:span></text:p>
          </draw:text-box>
        </draw:frame>
        <draw:frame draw:style-name="gr4" draw:text-style-name="P5" draw:layer="layout" svg:width="1.496cm" svg:height="0.412cm" svg:x="10.134cm" svg:y="8.877cm">
          <draw:text-box>
            <text:p text:style-name="P4"><text:span text:style-name="T1">合</text:span><text:span text:style-name="T1">計</text:span><text:span text:style-name="T1">3</text:span><text:span text:style-name="T1">2</text:span><text:span text:style-name="T1">接</text:span><text:span text:style-name="T1">点</text:span></text:p>
          </draw:text-box>
        </draw:frame>
        <draw:frame draw:style-name="gr4" draw:text-style-name="P5" draw:layer="layout" svg:width="1.23cm" svg:height="0.412cm" svg:x="10.194cm" svg:y="9.216cm">
          <draw:text-box>
            <text:p text:style-name="P4"><text:span text:style-name="T1">+</text:span><text:span text:style-name="T1">ｻ</text:span><text:span text:style-name="T1">ｲ</text:span><text:span text:style-name="T1">ﾚ</text:span><text:span text:style-name="T1">ﾝ</text:span><text:span text:style-name="T1">ﾃ</text:span><text:span text:style-name="T1">ｽ</text:span><text:span text:style-name="T1">ﾄ</text:span></text:p>
          </draw:text-box>
        </draw:frame>
        <draw:frame draw:style-name="gr4" draw:text-style-name="P5" draw:layer="layout" svg:width="1.374cm" svg:height="0.412cm" svg:x="10.202cm" svg:y="9.554cm">
          <draw:text-box>
            <text:p text:style-name="P4"><text:span text:style-name="T1">+</text:span><text:span text:style-name="T1">強</text:span><text:span text:style-name="T1">制</text:span><text:span text:style-name="T1">終</text:span><text:span text:style-name="T1">了</text:span></text:p>
          </draw:text-box>
        </draw:frame>
        <draw:frame draw:style-name="gr4" draw:text-style-name="P5" draw:layer="layout" svg:width="1.09cm" svg:height="0.412cm" svg:x="10.406cm" svg:y="9.893cm">
          <draw:text-box>
            <text:p text:style-name="P4"><text:span text:style-name="T1">+</text:span><text:span text:style-name="T1">コ</text:span><text:span text:style-name="T1">モ</text:span><text:span text:style-name="T1">ン</text:span></text:p>
          </draw:text-box>
        </draw:frame>
        <draw:line draw:style-name="gr2" draw:text-style-name="P2" draw:layer="layout" svg:x1="9.588cm" svg:y1="11.366cm" svg:x2="12.086cm" svg:y2="11.366cm">
          <text:p/>
        </draw:line>
        <draw:line draw:style-name="gr2" draw:text-style-name="P2" draw:layer="layout" svg:x1="9.588cm" svg:y1="13.343cm" svg:x2="12.086cm" svg:y2="13.343cm">
          <text:p/>
        </draw:line>
        <draw:frame draw:style-name="gr4" draw:text-style-name="P5" draw:layer="layout" svg:width="0.286cm" svg:height="0.412cm" svg:x="10.769cm" svg:y="10.232cm">
          <draw:text-box>
            <text:p text:style-name="P4"><text:span text:style-name="T1">・</text:span></text:p>
          </draw:text-box>
        </draw:frame>
        <draw:frame draw:style-name="gr4" draw:text-style-name="P5" draw:layer="layout" svg:width="0.286cm" svg:height="0.412cm" svg:x="10.769cm" svg:y="11.658cm">
          <draw:text-box>
            <text:p text:style-name="P4"><text:span text:style-name="T1">・</text:span></text:p>
          </draw:text-box>
        </draw:frame>
        <draw:frame draw:style-name="gr4" draw:text-style-name="P5" draw:layer="layout" svg:width="1.496cm" svg:height="0.412cm" svg:x="10.134cm" svg:y="11.996cm">
          <draw:text-box>
            <text:p text:style-name="P4"><text:span text:style-name="T1">合</text:span><text:span text:style-name="T1">計</text:span><text:span text:style-name="T1">3</text:span><text:span text:style-name="T1">2</text:span><text:span text:style-name="T1">接</text:span><text:span text:style-name="T1">点</text:span></text:p>
          </draw:text-box>
        </draw:frame>
        <draw:frame draw:style-name="gr4" draw:text-style-name="P5" draw:layer="layout" svg:width="1.137cm" svg:height="0.412cm" svg:x="10.338cm" svg:y="12.335cm">
          <draw:text-box>
            <text:p text:style-name="P4"><text:span text:style-name="T1">＋コモン</text:span></text:p>
          </draw:text-box>
        </draw:frame>
        <draw:line draw:style-name="gr2" draw:text-style-name="P2" draw:layer="layout" svg:x1="24.502cm" svg:y1="6.675cm" svg:x2="34.298cm" svg:y2="6.675cm">
          <text:p/>
        </draw:line>
        <draw:line draw:style-name="gr2" draw:text-style-name="P2" draw:layer="layout" svg:x1="24.502cm" svg:y1="9.623cm" svg:x2="34.299cm" svg:y2="8.771cm">
          <text:p/>
        </draw:line>
        <draw:line draw:style-name="gr2" draw:text-style-name="P2" draw:layer="layout" svg:x1="24.502cm" svg:y1="7.175cm" svg:x2="29.257cm" svg:y2="9.974cm">
          <text:p/>
        </draw:line>
        <draw:line draw:style-name="gr2" draw:text-style-name="P2" draw:layer="layout" svg:x1="32.147cm" svg:y1="12.615cm" svg:x2="34.298cm" svg:y2="12.615cm">
          <text:p/>
        </draw:line>
        <draw:frame draw:style-name="gr4" draw:text-style-name="P5" draw:layer="layout" svg:width="0.286cm" svg:height="0.412cm" svg:x="10.769cm" svg:y="12.674cm">
          <draw:text-box>
            <text:p text:style-name="P4"><text:span text:style-name="T1">・</text:span></text:p>
          </draw:text-box>
        </draw:frame>
        <draw:frame draw:style-name="gr4" draw:text-style-name="P5" draw:layer="layout" svg:width="0.286cm" svg:height="0.412cm" svg:x="33.316cm" svg:y="10.52cm">
          <draw:text-box>
            <text:p text:style-name="P4"><text:span text:style-name="T1">・</text:span></text:p>
          </draw:text-box>
        </draw:frame>
        <draw:frame draw:style-name="gr4" draw:text-style-name="P5" draw:layer="layout" svg:width="0.286cm" svg:height="0.412cm" svg:x="33.316cm" svg:y="10.857cm">
          <draw:text-box>
            <text:p text:style-name="P4"><text:span text:style-name="T1">・</text:span></text:p>
          </draw:text-box>
        </draw:frame>
        <draw:frame draw:style-name="gr4" draw:text-style-name="P5" draw:layer="layout" svg:width="1.496cm" svg:height="0.412cm" svg:x="32.681cm" svg:y="11.196cm">
          <draw:text-box>
            <text:p text:style-name="P4"><text:span text:style-name="T1">合計</text:span><text:span text:style-name="T1">32</text:span><text:span text:style-name="T1">接点</text:span></text:p>
          </draw:text-box>
        </draw:frame>
        <draw:frame draw:style-name="gr4" draw:text-style-name="P5" draw:layer="layout" svg:width="0.286cm" svg:height="0.412cm" svg:x="33.316cm" svg:y="11.535cm">
          <draw:text-box>
            <text:p text:style-name="P4"><text:span text:style-name="T1">・</text:span></text:p>
          </draw:text-box>
        </draw:frame>
        <draw:line draw:style-name="gr2" draw:text-style-name="P2" draw:layer="layout" svg:x1="24.502cm" svg:y1="14.291cm" svg:x2="34.298cm" svg:y2="14.291cm">
          <text:p/>
        </draw:line>
        <draw:line draw:style-name="gr2" draw:text-style-name="P2" draw:layer="layout" svg:x1="24.502cm" svg:y1="16.268cm" svg:x2="34.298cm" svg:y2="16.268cm">
          <text:p/>
        </draw:line>
        <draw:frame draw:style-name="gr4" draw:text-style-name="P5" draw:layer="layout" svg:width="0.286cm" svg:height="0.412cm" svg:x="33.316cm" svg:y="11.873cm">
          <draw:text-box>
            <text:p text:style-name="P4"><text:span text:style-name="T1">・</text:span></text:p>
          </draw:text-box>
        </draw:frame>
        <draw:frame draw:style-name="gr4" draw:text-style-name="P5" draw:layer="layout" svg:width="0.286cm" svg:height="0.412cm" svg:x="33.316cm" svg:y="14.414cm">
          <draw:text-box>
            <text:p text:style-name="P4"><text:span text:style-name="T1">・</text:span></text:p>
          </draw:text-box>
        </draw:frame>
        <draw:frame draw:style-name="gr4" draw:text-style-name="P5" draw:layer="layout" svg:width="0.286cm" svg:height="0.412cm" svg:x="33.316cm" svg:y="14.753cm">
          <draw:text-box>
            <text:p text:style-name="P4"><text:span text:style-name="T1">・</text:span></text:p>
          </draw:text-box>
        </draw:frame>
        <draw:frame draw:style-name="gr4" draw:text-style-name="P5" draw:layer="layout" svg:width="1.496cm" svg:height="0.412cm" svg:x="32.681cm" svg:y="15.092cm">
          <draw:text-box>
            <text:p text:style-name="P4"><text:span text:style-name="T1">合計</text:span><text:span text:style-name="T1">32</text:span><text:span text:style-name="T1">接点</text:span></text:p>
          </draw:text-box>
        </draw:frame>
        <draw:frame draw:style-name="gr4" draw:text-style-name="P5" draw:layer="layout" svg:width="0.286cm" svg:height="0.412cm" svg:x="33.316cm" svg:y="15.43cm">
          <draw:text-box>
            <text:p text:style-name="P4"><text:span text:style-name="T1">・</text:span></text:p>
          </draw:text-box>
        </draw:frame>
        <draw:polygon draw:style-name="gr1" draw:text-style-name="P1" draw:layer="layout" svg:width="4cm" svg:height="3.142cm" svg:x="34.298cm" svg:y="6.095cm" svg:viewBox="0 0 4001 3143" draw:points="0,0 4001,0 4001,3143 0,3143">
          <text:p/>
        </draw:polygon>
        <draw:polygon draw:style-name="gr2" draw:text-style-name="P2" draw:layer="layout" svg:width="4cm" svg:height="3.142cm" svg:x="34.298cm" svg:y="6.095cm" svg:viewBox="0 0 4001 3143" draw:points="0,3143 4001,3143 4001,0 0,0">
          <text:p/>
        </draw:polygon>
        <draw:frame draw:style-name="gr4" draw:text-style-name="P5" draw:layer="layout" svg:width="0.286cm" svg:height="0.412cm" svg:x="33.316cm" svg:y="15.769cm">
          <draw:text-box>
            <text:p text:style-name="P4"><text:span text:style-name="T1">・</text:span></text:p>
          </draw:text-box>
        </draw:frame>
        <draw:frame draw:style-name="gr5" draw:text-style-name="P6" draw:layer="layout" svg:width="2.3cm" svg:height="0.615cm" svg:x="35.183cm" svg:y="6.898cm">
          <draw:text-box>
            <text:p text:style-name="P4"><text:span text:style-name="T2">FM</text:span><text:span text:style-name="T2">告知接点</text:span></text:p>
          </draw:text-box>
        </draw:frame>
        <draw:frame draw:style-name="gr5" draw:text-style-name="P6" draw:layer="layout" svg:width="3.719cm" svg:height="0.615cm" svg:x="34.48cm" svg:y="7.405cm">
          <draw:text-box>
            <text:p text:style-name="P4"><text:span text:style-name="T2">(</text:span><text:span text:style-name="T2">屋外特定地域のみ</text:span><text:span text:style-name="T2">)</text:span></text:p>
          </draw:text-box>
        </draw:frame>
        <draw:polygon draw:style-name="gr1" draw:text-style-name="P1" draw:layer="layout" svg:width="4cm" svg:height="3.785cm" svg:x="34.298cm" svg:y="9.736cm" svg:viewBox="0 0 4001 3786" draw:points="0,0 4001,0 4001,3786 0,3786">
          <text:p/>
        </draw:polygon>
        <draw:polygon draw:style-name="gr2" draw:text-style-name="P2" draw:layer="layout" svg:width="4cm" svg:height="3.785cm" svg:x="34.298cm" svg:y="9.736cm" svg:viewBox="0 0 4001 3786" draw:points="0,3786 4001,3786 4001,0 0,0">
          <text:p/>
        </draw:polygon>
        <draw:frame draw:style-name="gr5" draw:text-style-name="P6" draw:layer="layout" svg:width="3.389cm" svg:height="0.615cm" svg:x="34.705cm" svg:y="7.913cm">
          <draw:text-box>
            <text:p text:style-name="P4"><text:span text:style-name="T2">サイレンのみ再生</text:span></text:p>
          </draw:text-box>
        </draw:frame>
        <draw:frame draw:style-name="gr5" draw:text-style-name="P6" draw:layer="layout" svg:width="2.3cm" svg:height="0.615cm" svg:x="35.183cm" svg:y="10.352cm">
          <draw:text-box>
            <text:p text:style-name="P4"><text:span text:style-name="T2">FM</text:span><text:span text:style-name="T2">告知接点</text:span></text:p>
          </draw:text-box>
        </draw:frame>
        <draw:frame draw:style-name="gr5" draw:text-style-name="P6" draw:layer="layout" svg:width="3.812cm" svg:height="0.615cm" svg:x="34.735cm" svg:y="10.859cm">
          <draw:text-box>
            <text:p text:style-name="P4"><text:span text:style-name="T2">【屋外・屋内全て】</text:span></text:p>
          </draw:text-box>
        </draw:frame>
        <draw:frame draw:style-name="gr5" draw:text-style-name="P6" draw:layer="layout" svg:width="1.695cm" svg:height="0.615cm" svg:x="35.454cm" svg:y="11.367cm">
          <draw:text-box>
            <text:p text:style-name="P4"><text:span text:style-name="T2">固定音声</text:span></text:p>
          </draw:text-box>
        </draw:frame>
        <draw:frame draw:style-name="gr5" draw:text-style-name="P6" draw:layer="layout" svg:width="2.542cm" svg:height="0.615cm" svg:x="35.242cm" svg:y="11.875cm">
          <draw:text-box>
            <text:p text:style-name="P4"><text:span text:style-name="T3">【緊急放送】</text:span></text:p>
          </draw:text-box>
        </draw:frame>
        <draw:polygon draw:style-name="gr1" draw:text-style-name="P1" draw:layer="layout" svg:width="4cm" svg:height="2.498cm" svg:x="34.298cm" svg:y="14.02cm" svg:viewBox="0 0 4001 2499" draw:points="0,0 4001,0 4001,2499 0,2499">
          <text:p/>
        </draw:polygon>
        <draw:polygon draw:style-name="gr2" draw:text-style-name="P2" draw:layer="layout" svg:width="4cm" svg:height="2.498cm" svg:x="34.298cm" svg:y="14.02cm" svg:viewBox="0 0 4001 2499" draw:points="0,2499 4001,2499 4001,0 0,0">
          <text:p/>
        </draw:polygon>
        <draw:frame draw:style-name="gr5" draw:text-style-name="P6" draw:layer="layout" svg:width="2.872cm" svg:height="0.615cm" svg:x="35.001cm" svg:y="12.384cm">
          <draw:text-box>
            <text:p text:style-name="P4"><text:span text:style-name="T2">(</text:span><text:span text:style-name="T2">サイレンは無</text:span><text:span text:style-name="T2">)</text:span></text:p>
          </draw:text-box>
        </draw:frame>
        <draw:frame draw:style-name="gr5" draw:text-style-name="P6" draw:layer="layout" svg:width="3.587cm" svg:height="0.615cm" svg:x="34.569cm" svg:y="14.495cm">
          <draw:text-box>
            <text:p text:style-name="P4"><text:span text:style-name="T2">メール発報装置</text:span><text:span text:style-name="T2">×2</text:span></text:p>
          </draw:text-box>
        </draw:frame>
        <draw:frame draw:style-name="gr5" draw:text-style-name="P6" draw:layer="layout" svg:width="2.339cm" svg:height="0.615cm" svg:x="35.221cm" svg:y="15.003cm">
          <draw:text-box>
            <text:p text:style-name="P4"><text:span text:style-name="T2">(24</text:span><text:span text:style-name="T2">接点</text:span><text:span text:style-name="T2">×2)</text:span></text:p>
          </draw:text-box>
        </draw:frame>
        <draw:frame draw:style-name="gr5" draw:text-style-name="P6" draw:layer="layout" svg:width="2.119cm" svg:height="0.615cm" svg:x="35.242cm" svg:y="15.512cm">
          <draw:text-box>
            <text:p text:style-name="P4"><text:span text:style-name="T2">定型文送信</text:span></text:p>
          </draw:text-box>
        </draw:frame>
        <draw:frame draw:style-name="gr5" draw:text-style-name="P6" draw:layer="layout" svg:width="2.119cm" svg:height="0.615cm" svg:x="5.047cm" svg:y="7.66cm">
          <draw:text-box>
            <text:p text:style-name="P4"><text:span text:style-name="T2">操作パネル</text:span></text:p>
          </draw:text-box>
        </draw:frame>
        <draw:frame draw:style-name="gr6" draw:text-style-name="P7" draw:layer="layout" svg:width="1.56cm" svg:height="0.509cm" svg:x="10.088cm" svg:y="8.136cm">
          <draw:text-box>
            <text:p text:style-name="P4"><text:span text:style-name="T4">FM</text:span><text:span text:style-name="T4">告知用</text:span></text:p>
          </draw:text-box>
        </draw:frame>
        <draw:frame draw:style-name="gr6" draw:text-style-name="P7" draw:layer="layout" svg:width="1.759cm" svg:height="0.509cm" svg:x="10.011cm" svg:y="13.428cm">
          <draw:text-box>
            <text:p text:style-name="P4"><text:span text:style-name="T4">メール発</text:span><text:span text:style-name="T4">報</text:span></text:p>
          </draw:text-box>
        </draw:frame>
        <draw:polygon draw:style-name="gr1" draw:text-style-name="P1" draw:layer="layout" svg:width="0.648cm" svg:height="0.601cm" svg:x="2.387cm" svg:y="9.072cm" svg:viewBox="0 0 649 602" draw:points="0,0 649,0 649,602 0,602">
          <text:p/>
        </draw:polygon>
        <draw:polygon draw:style-name="gr2" draw:text-style-name="P2" draw:layer="layout" svg:width="0.648cm" svg:height="0.601cm" svg:x="2.387cm" svg:y="9.072cm" svg:viewBox="0 0 649 602" draw:points="0,602 649,602 649,0 0,0">
          <text:p/>
        </draw:polygon>
        <draw:frame draw:style-name="gr6" draw:text-style-name="P7" draw:layer="layout" svg:width="1.056cm" svg:height="0.509cm" svg:x="10.308cm" svg:y="13.851cm">
          <draw:text-box>
            <text:p text:style-name="P4"><text:span text:style-name="T4">装</text:span><text:span text:style-name="T4">置</text:span><text:span text:style-name="T4">用</text:span></text:p>
          </draw:text-box>
        </draw:frame>
        <draw:frame draw:style-name="gr7" draw:text-style-name="P8" draw:layer="layout" svg:width="0.358cm" svg:height="0.259cm" svg:x="2.561cm" svg:y="9.157cm">
          <draw:text-box>
            <text:p text:style-name="P4"><text:span text:style-name="T5">ボ</text:span><text:span text:style-name="T5">タ</text:span></text:p>
          </draw:text-box>
        </draw:frame>
        <draw:polygon draw:style-name="gr1" draw:text-style-name="P1" draw:layer="layout" svg:width="0.648cm" svg:height="0.601cm" svg:x="3.259cm" svg:y="9.072cm" svg:viewBox="0 0 649 602" draw:points="0,0 649,0 649,602 0,602">
          <text:p/>
        </draw:polygon>
        <draw:polygon draw:style-name="gr2" draw:text-style-name="P2" draw:layer="layout" svg:width="0.648cm" svg:height="0.601cm" svg:x="3.259cm" svg:y="9.072cm" svg:viewBox="0 0 649 602" draw:points="0,602 649,602 649,0 0,0">
          <text:p/>
        </draw:polygon>
        <draw:frame draw:style-name="gr7" draw:text-style-name="P8" draw:layer="layout" svg:width="0.29cm" svg:height="0.259cm" svg:x="2.595cm" svg:y="9.369cm">
          <draw:text-box>
            <text:p text:style-name="P4"><text:span text:style-name="T5">ン</text:span><text:span text:style-name="T5">1</text:span></text:p>
          </draw:text-box>
        </draw:frame>
        <draw:frame draw:style-name="gr7" draw:text-style-name="P8" draw:layer="layout" svg:width="0.358cm" svg:height="0.259cm" svg:x="3.433cm" svg:y="9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4.131cm" svg:y="9.072cm" svg:viewBox="0 0 649 602" draw:points="0,0 649,0 649,602 0,602">
          <text:p/>
        </draw:polygon>
        <draw:polygon draw:style-name="gr2" draw:text-style-name="P2" draw:layer="layout" svg:width="0.648cm" svg:height="0.601cm" svg:x="4.131cm" svg:y="9.072cm" svg:viewBox="0 0 649 602" draw:points="0,602 649,602 649,0 0,0">
          <text:p/>
        </draw:polygon>
        <draw:frame draw:style-name="gr7" draw:text-style-name="P8" draw:layer="layout" svg:width="0.29cm" svg:height="0.259cm" svg:x="3.467cm" svg:y="9.369cm">
          <draw:text-box>
            <text:p text:style-name="P4"><text:span text:style-name="T5">ン</text:span><text:span text:style-name="T5">2</text:span></text:p>
          </draw:text-box>
        </draw:frame>
        <draw:frame draw:style-name="gr7" draw:text-style-name="P8" draw:layer="layout" svg:width="0.358cm" svg:height="0.259cm" svg:x="4.305cm" svg:y="9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5.871cm" svg:y="9.072cm" svg:viewBox="0 0 653 602" draw:points="0,0 653,0 653,602 0,602">
          <text:p/>
        </draw:polygon>
        <draw:polygon draw:style-name="gr2" draw:text-style-name="P2" draw:layer="layout" svg:width="0.652cm" svg:height="0.601cm" svg:x="5.871cm" svg:y="9.072cm" svg:viewBox="0 0 653 602" draw:points="0,602 653,602 653,0 0,0">
          <text:p/>
        </draw:polygon>
        <draw:frame draw:style-name="gr7" draw:text-style-name="P8" draw:layer="layout" svg:width="0.29cm" svg:height="0.259cm" svg:x="4.335cm" svg:y="9.369cm">
          <draw:text-box>
            <text:p text:style-name="P4"><text:span text:style-name="T5">ン</text:span><text:span text:style-name="T5">3</text:span></text:p>
          </draw:text-box>
        </draw:frame>
        <draw:frame draw:style-name="gr7" draw:text-style-name="P8" draw:layer="layout" svg:width="0.358cm" svg:height="0.259cm" svg:x="6.049cm" svg:y="9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4.999cm" svg:y="9.072cm" svg:viewBox="0 0 653 602" draw:points="0,0 653,0 653,602 0,602">
          <text:p/>
        </draw:polygon>
        <draw:polygon draw:style-name="gr2" draw:text-style-name="P2" draw:layer="layout" svg:width="0.652cm" svg:height="0.601cm" svg:x="4.999cm" svg:y="9.072cm" svg:viewBox="0 0 653 602" draw:points="0,602 653,602 653,0 0,0">
          <text:p/>
        </draw:polygon>
        <draw:frame draw:style-name="gr7" draw:text-style-name="P8" draw:layer="layout" svg:width="0.29cm" svg:height="0.259cm" svg:x="6.079cm" svg:y="9.369cm">
          <draw:text-box>
            <text:p text:style-name="P4"><text:span text:style-name="T5">ン</text:span><text:span text:style-name="T5">5</text:span></text:p>
          </draw:text-box>
        </draw:frame>
        <draw:frame draw:style-name="gr7" draw:text-style-name="P8" draw:layer="layout" svg:width="0.358cm" svg:height="0.259cm" svg:x="5.177cm" svg:y="9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6.743cm" svg:y="9.072cm" svg:viewBox="0 0 653 602" draw:points="0,0 653,0 653,602 0,602">
          <text:p/>
        </draw:polygon>
        <draw:polygon draw:style-name="gr2" draw:text-style-name="P2" draw:layer="layout" svg:width="0.652cm" svg:height="0.601cm" svg:x="6.743cm" svg:y="9.072cm" svg:viewBox="0 0 653 602" draw:points="0,602 653,602 653,0 0,0">
          <text:p/>
        </draw:polygon>
        <draw:frame draw:style-name="gr7" draw:text-style-name="P8" draw:layer="layout" svg:width="0.29cm" svg:height="0.259cm" svg:x="5.207cm" svg:y="9.369cm">
          <draw:text-box>
            <text:p text:style-name="P4"><text:span text:style-name="T5">ン</text:span><text:span text:style-name="T5">4</text:span></text:p>
          </draw:text-box>
        </draw:frame>
        <draw:frame draw:style-name="gr7" draw:text-style-name="P8" draw:layer="layout" svg:width="0.358cm" svg:height="0.259cm" svg:x="6.918cm" svg:y="9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7.615cm" svg:y="9.072cm" svg:viewBox="0 0 649 602" draw:points="0,0 649,0 649,602 0,602">
          <text:p/>
        </draw:polygon>
        <draw:polygon draw:style-name="gr2" draw:text-style-name="P2" draw:layer="layout" svg:width="0.648cm" svg:height="0.601cm" svg:x="7.615cm" svg:y="9.072cm" svg:viewBox="0 0 649 602" draw:points="0,602 649,602 649,0 0,0">
          <text:p/>
        </draw:polygon>
        <draw:frame draw:style-name="gr7" draw:text-style-name="P8" draw:layer="layout" svg:width="0.29cm" svg:height="0.259cm" svg:x="6.951cm" svg:y="9.369cm">
          <draw:text-box>
            <text:p text:style-name="P4"><text:span text:style-name="T5">ン</text:span><text:span text:style-name="T5">6</text:span></text:p>
          </draw:text-box>
        </draw:frame>
        <draw:frame draw:style-name="gr7" draw:text-style-name="P8" draw:layer="layout" svg:width="0.358cm" svg:height="0.259cm" svg:x="7.789cm" svg:y="9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8.487cm" svg:y="9.072cm" svg:viewBox="0 0 649 602" draw:points="0,0 649,0 649,602 0,602">
          <text:p/>
        </draw:polygon>
        <draw:polygon draw:style-name="gr2" draw:text-style-name="P2" draw:layer="layout" svg:width="0.648cm" svg:height="0.601cm" svg:x="8.487cm" svg:y="9.072cm" svg:viewBox="0 0 649 602" draw:points="0,602 649,602 649,0 0,0">
          <text:p/>
        </draw:polygon>
        <draw:frame draw:style-name="gr7" draw:text-style-name="P8" draw:layer="layout" svg:width="0.29cm" svg:height="0.259cm" svg:x="7.823cm" svg:y="9.369cm">
          <draw:text-box>
            <text:p text:style-name="P4"><text:span text:style-name="T5">ン</text:span><text:span text:style-name="T5">7</text:span></text:p>
          </draw:text-box>
        </draw:frame>
        <draw:frame draw:style-name="gr7" draw:text-style-name="P8" draw:layer="layout" svg:width="0.358cm" svg:height="0.259cm" svg:x="8.662cm" svg:y="9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2.387cm" svg:y="10.405cm" svg:viewBox="0 0 649 602" draw:points="0,0 649,0 649,602 0,602">
          <text:p/>
        </draw:polygon>
        <draw:polygon draw:style-name="gr2" draw:text-style-name="P2" draw:layer="layout" svg:width="0.648cm" svg:height="0.601cm" svg:x="2.387cm" svg:y="10.405cm" svg:viewBox="0 0 649 602" draw:points="0,602 649,602 649,0 0,0">
          <text:p/>
        </draw:polygon>
        <draw:frame draw:style-name="gr7" draw:text-style-name="P8" draw:layer="layout" svg:width="0.29cm" svg:height="0.259cm" svg:x="8.696cm" svg:y="9.369cm">
          <draw:text-box>
            <text:p text:style-name="P4"><text:span text:style-name="T5">ン</text:span><text:span text:style-name="T5">8</text:span></text:p>
          </draw:text-box>
        </draw:frame>
        <draw:frame draw:style-name="gr7" draw:text-style-name="P8" draw:layer="layout" svg:width="0.358cm" svg:height="0.259cm" svg:x="2.561cm" svg:y="10.49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3.259cm" svg:y="10.405cm" svg:viewBox="0 0 649 602" draw:points="0,0 649,0 649,602 0,602">
          <text:p/>
        </draw:polygon>
        <draw:polygon draw:style-name="gr2" draw:text-style-name="P2" draw:layer="layout" svg:width="0.648cm" svg:height="0.601cm" svg:x="3.259cm" svg:y="10.405cm" svg:viewBox="0 0 649 602" draw:points="0,602 649,602 649,0 0,0">
          <text:p/>
        </draw:polygon>
        <draw:frame draw:style-name="gr7" draw:text-style-name="P8" draw:layer="layout" svg:width="0.29cm" svg:height="0.259cm" svg:x="2.595cm" svg:y="10.702cm">
          <draw:text-box>
            <text:p text:style-name="P4"><text:span text:style-name="T5">ン</text:span><text:span text:style-name="T5">9</text:span></text:p>
          </draw:text-box>
        </draw:frame>
        <draw:frame draw:style-name="gr7" draw:text-style-name="P8" draw:layer="layout" svg:width="0.358cm" svg:height="0.259cm" svg:x="3.433cm" svg:y="10.49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4.131cm" svg:y="10.405cm" svg:viewBox="0 0 649 602" draw:points="0,0 649,0 649,602 0,602">
          <text:p/>
        </draw:polygon>
        <draw:polygon draw:style-name="gr2" draw:text-style-name="P2" draw:layer="layout" svg:width="0.648cm" svg:height="0.601cm" svg:x="4.131cm" svg:y="10.405cm" svg:viewBox="0 0 649 602" draw:points="0,602 649,602 649,0 0,0">
          <text:p/>
        </draw:polygon>
        <draw:frame draw:style-name="gr7" draw:text-style-name="P8" draw:layer="layout" svg:width="0.404cm" svg:height="0.259cm" svg:x="3.421cm" svg:y="10.702cm">
          <draw:text-box>
            <text:p text:style-name="P4"><text:span text:style-name="T5">ン</text:span><text:span text:style-name="T5">10</text:span></text:p>
          </draw:text-box>
        </draw:frame>
        <draw:frame draw:style-name="gr7" draw:text-style-name="P8" draw:layer="layout" svg:width="0.358cm" svg:height="0.259cm" svg:x="4.305cm" svg:y="10.49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5.871cm" svg:y="10.405cm" svg:viewBox="0 0 653 602" draw:points="0,0 653,0 653,602 0,602">
          <text:p/>
        </draw:polygon>
        <draw:polygon draw:style-name="gr2" draw:text-style-name="P2" draw:layer="layout" svg:width="0.652cm" svg:height="0.601cm" svg:x="5.871cm" svg:y="10.405cm" svg:viewBox="0 0 653 602" draw:points="0,602 653,602 653,0 0,0">
          <text:p/>
        </draw:polygon>
        <draw:frame draw:style-name="gr7" draw:text-style-name="P8" draw:layer="layout" svg:width="0.404cm" svg:height="0.259cm" svg:x="4.293cm" svg:y="10.702cm">
          <draw:text-box>
            <text:p text:style-name="P4"><text:span text:style-name="T5">ン</text:span><text:span text:style-name="T5">11</text:span></text:p>
          </draw:text-box>
        </draw:frame>
        <draw:frame draw:style-name="gr7" draw:text-style-name="P8" draw:layer="layout" svg:width="0.358cm" svg:height="0.259cm" svg:x="6.049cm" svg:y="10.49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4.999cm" svg:y="10.405cm" svg:viewBox="0 0 653 602" draw:points="0,0 653,0 653,602 0,602">
          <text:p/>
        </draw:polygon>
        <draw:polygon draw:style-name="gr2" draw:text-style-name="P2" draw:layer="layout" svg:width="0.652cm" svg:height="0.601cm" svg:x="4.999cm" svg:y="10.405cm" svg:viewBox="0 0 653 602" draw:points="0,602 653,602 653,0 0,0">
          <text:p/>
        </draw:polygon>
        <draw:frame draw:style-name="gr7" draw:text-style-name="P8" draw:layer="layout" svg:width="0.404cm" svg:height="0.259cm" svg:x="6.037cm" svg:y="10.702cm">
          <draw:text-box>
            <text:p text:style-name="P4"><text:span text:style-name="T5">ン</text:span><text:span text:style-name="T5">13</text:span></text:p>
          </draw:text-box>
        </draw:frame>
        <draw:frame draw:style-name="gr7" draw:text-style-name="P8" draw:layer="layout" svg:width="0.358cm" svg:height="0.259cm" svg:x="5.177cm" svg:y="10.49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6.743cm" svg:y="10.405cm" svg:viewBox="0 0 653 602" draw:points="0,0 653,0 653,602 0,602">
          <text:p/>
        </draw:polygon>
        <draw:polygon draw:style-name="gr2" draw:text-style-name="P2" draw:layer="layout" svg:width="0.652cm" svg:height="0.601cm" svg:x="6.743cm" svg:y="10.405cm" svg:viewBox="0 0 653 602" draw:points="0,602 653,602 653,0 0,0">
          <text:p/>
        </draw:polygon>
        <draw:frame draw:style-name="gr7" draw:text-style-name="P8" draw:layer="layout" svg:width="0.404cm" svg:height="0.259cm" svg:x="5.165cm" svg:y="10.702cm">
          <draw:text-box>
            <text:p text:style-name="P4"><text:span text:style-name="T5">ン</text:span><text:span text:style-name="T5">12</text:span></text:p>
          </draw:text-box>
        </draw:frame>
        <draw:frame draw:style-name="gr7" draw:text-style-name="P8" draw:layer="layout" svg:width="0.358cm" svg:height="0.259cm" svg:x="6.918cm" svg:y="10.49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7.615cm" svg:y="10.405cm" svg:viewBox="0 0 649 602" draw:points="0,0 649,0 649,602 0,602">
          <text:p/>
        </draw:polygon>
        <draw:polygon draw:style-name="gr2" draw:text-style-name="P2" draw:layer="layout" svg:width="0.648cm" svg:height="0.601cm" svg:x="7.615cm" svg:y="10.405cm" svg:viewBox="0 0 649 602" draw:points="0,602 649,602 649,0 0,0">
          <text:p/>
        </draw:polygon>
        <draw:frame draw:style-name="gr7" draw:text-style-name="P8" draw:layer="layout" svg:width="0.404cm" svg:height="0.259cm" svg:x="6.904cm" svg:y="10.702cm">
          <draw:text-box>
            <text:p text:style-name="P4"><text:span text:style-name="T5">ン</text:span><text:span text:style-name="T5">14</text:span></text:p>
          </draw:text-box>
        </draw:frame>
        <draw:frame draw:style-name="gr7" draw:text-style-name="P8" draw:layer="layout" svg:width="0.358cm" svg:height="0.259cm" svg:x="7.789cm" svg:y="10.49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8.487cm" svg:y="10.405cm" svg:viewBox="0 0 649 602" draw:points="0,0 649,0 649,602 0,602">
          <text:p/>
        </draw:polygon>
        <draw:polygon draw:style-name="gr2" draw:text-style-name="P2" draw:layer="layout" svg:width="0.648cm" svg:height="0.601cm" svg:x="8.487cm" svg:y="10.405cm" svg:viewBox="0 0 649 602" draw:points="0,602 649,602 649,0 0,0">
          <text:p/>
        </draw:polygon>
        <draw:frame draw:style-name="gr7" draw:text-style-name="P8" draw:layer="layout" svg:width="0.404cm" svg:height="0.259cm" svg:x="7.777cm" svg:y="10.702cm">
          <draw:text-box>
            <text:p text:style-name="P4"><text:span text:style-name="T5">ン</text:span><text:span text:style-name="T5">15</text:span></text:p>
          </draw:text-box>
        </draw:frame>
        <draw:frame draw:style-name="gr7" draw:text-style-name="P8" draw:layer="layout" svg:width="0.358cm" svg:height="0.259cm" svg:x="8.662cm" svg:y="10.49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2.387cm" svg:y="11.739cm" svg:viewBox="0 0 649 602" draw:points="0,0 649,0 649,602 0,602">
          <text:p/>
        </draw:polygon>
        <draw:polygon draw:style-name="gr2" draw:text-style-name="P2" draw:layer="layout" svg:width="0.648cm" svg:height="0.601cm" svg:x="2.387cm" svg:y="11.739cm" svg:viewBox="0 0 649 602" draw:points="0,602 649,602 649,0 0,0">
          <text:p/>
        </draw:polygon>
        <draw:frame draw:style-name="gr7" draw:text-style-name="P8" draw:layer="layout" svg:width="0.404cm" svg:height="0.259cm" svg:x="8.649cm" svg:y="10.702cm">
          <draw:text-box>
            <text:p text:style-name="P4"><text:span text:style-name="T5">ン</text:span><text:span text:style-name="T5">16</text:span></text:p>
          </draw:text-box>
        </draw:frame>
        <draw:frame draw:style-name="gr7" draw:text-style-name="P8" draw:layer="layout" svg:width="0.358cm" svg:height="0.259cm" svg:x="2.561cm" svg:y="11.824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3.259cm" svg:y="11.739cm" svg:viewBox="0 0 649 602" draw:points="0,0 649,0 649,602 0,602">
          <text:p/>
        </draw:polygon>
        <draw:polygon draw:style-name="gr2" draw:text-style-name="P2" draw:layer="layout" svg:width="0.648cm" svg:height="0.601cm" svg:x="3.259cm" svg:y="11.739cm" svg:viewBox="0 0 649 602" draw:points="0,602 649,602 649,0 0,0">
          <text:p/>
        </draw:polygon>
        <draw:frame draw:style-name="gr7" draw:text-style-name="P8" draw:layer="layout" svg:width="0.404cm" svg:height="0.259cm" svg:x="2.548cm" svg:y="12.036cm">
          <draw:text-box>
            <text:p text:style-name="P4"><text:span text:style-name="T5">ン</text:span><text:span text:style-name="T5">17</text:span></text:p>
          </draw:text-box>
        </draw:frame>
        <draw:frame draw:style-name="gr7" draw:text-style-name="P8" draw:layer="layout" svg:width="0.358cm" svg:height="0.259cm" svg:x="3.433cm" svg:y="11.824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4.131cm" svg:y="11.739cm" svg:viewBox="0 0 649 602" draw:points="0,0 649,0 649,602 0,602">
          <text:p/>
        </draw:polygon>
        <draw:polygon draw:style-name="gr2" draw:text-style-name="P2" draw:layer="layout" svg:width="0.648cm" svg:height="0.601cm" svg:x="4.131cm" svg:y="11.739cm" svg:viewBox="0 0 649 602" draw:points="0,602 649,602 649,0 0,0">
          <text:p/>
        </draw:polygon>
        <draw:frame draw:style-name="gr7" draw:text-style-name="P8" draw:layer="layout" svg:width="0.404cm" svg:height="0.259cm" svg:x="3.421cm" svg:y="12.036cm">
          <draw:text-box>
            <text:p text:style-name="P4"><text:span text:style-name="T5">ン</text:span><text:span text:style-name="T5">18</text:span></text:p>
          </draw:text-box>
        </draw:frame>
        <draw:frame draw:style-name="gr7" draw:text-style-name="P8" draw:layer="layout" svg:width="0.358cm" svg:height="0.259cm" svg:x="4.305cm" svg:y="11.824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5.871cm" svg:y="11.739cm" svg:viewBox="0 0 653 602" draw:points="0,0 653,0 653,602 0,602">
          <text:p/>
        </draw:polygon>
        <draw:polygon draw:style-name="gr2" draw:text-style-name="P2" draw:layer="layout" svg:width="0.652cm" svg:height="0.601cm" svg:x="5.871cm" svg:y="11.739cm" svg:viewBox="0 0 653 602" draw:points="0,602 653,602 653,0 0,0">
          <text:p/>
        </draw:polygon>
        <draw:frame draw:style-name="gr7" draw:text-style-name="P8" draw:layer="layout" svg:width="0.404cm" svg:height="0.259cm" svg:x="4.293cm" svg:y="12.036cm">
          <draw:text-box>
            <text:p text:style-name="P4"><text:span text:style-name="T5">ン</text:span><text:span text:style-name="T5">19</text:span></text:p>
          </draw:text-box>
        </draw:frame>
        <draw:frame draw:style-name="gr7" draw:text-style-name="P8" draw:layer="layout" svg:width="0.358cm" svg:height="0.259cm" svg:x="6.049cm" svg:y="11.824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4.999cm" svg:y="11.739cm" svg:viewBox="0 0 653 602" draw:points="0,0 653,0 653,602 0,602">
          <text:p/>
        </draw:polygon>
        <draw:polygon draw:style-name="gr2" draw:text-style-name="P2" draw:layer="layout" svg:width="0.652cm" svg:height="0.601cm" svg:x="4.999cm" svg:y="11.739cm" svg:viewBox="0 0 653 602" draw:points="0,602 653,602 653,0 0,0">
          <text:p/>
        </draw:polygon>
        <draw:frame draw:style-name="gr7" draw:text-style-name="P8" draw:layer="layout" svg:width="0.404cm" svg:height="0.259cm" svg:x="6.037cm" svg:y="12.036cm">
          <draw:text-box>
            <text:p text:style-name="P4"><text:span text:style-name="T5">ン</text:span><text:span text:style-name="T5">21</text:span></text:p>
          </draw:text-box>
        </draw:frame>
        <draw:frame draw:style-name="gr7" draw:text-style-name="P8" draw:layer="layout" svg:width="0.358cm" svg:height="0.259cm" svg:x="5.177cm" svg:y="11.824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6.743cm" svg:y="11.739cm" svg:viewBox="0 0 653 602" draw:points="0,0 653,0 653,602 0,602">
          <text:p/>
        </draw:polygon>
        <draw:polygon draw:style-name="gr2" draw:text-style-name="P2" draw:layer="layout" svg:width="0.652cm" svg:height="0.601cm" svg:x="6.743cm" svg:y="11.739cm" svg:viewBox="0 0 653 602" draw:points="0,602 653,602 653,0 0,0">
          <text:p/>
        </draw:polygon>
        <draw:frame draw:style-name="gr7" draw:text-style-name="P8" draw:layer="layout" svg:width="0.404cm" svg:height="0.259cm" svg:x="5.165cm" svg:y="12.036cm">
          <draw:text-box>
            <text:p text:style-name="P4"><text:span text:style-name="T5">ン</text:span><text:span text:style-name="T5">20</text:span></text:p>
          </draw:text-box>
        </draw:frame>
        <draw:frame draw:style-name="gr7" draw:text-style-name="P8" draw:layer="layout" svg:width="0.358cm" svg:height="0.259cm" svg:x="6.918cm" svg:y="11.824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7.615cm" svg:y="11.739cm" svg:viewBox="0 0 649 602" draw:points="0,0 649,0 649,602 0,602">
          <text:p/>
        </draw:polygon>
        <draw:polygon draw:style-name="gr2" draw:text-style-name="P2" draw:layer="layout" svg:width="0.648cm" svg:height="0.601cm" svg:x="7.615cm" svg:y="11.739cm" svg:viewBox="0 0 649 602" draw:points="0,602 649,602 649,0 0,0">
          <text:p/>
        </draw:polygon>
        <draw:frame draw:style-name="gr7" draw:text-style-name="P8" draw:layer="layout" svg:width="0.404cm" svg:height="0.259cm" svg:x="6.904cm" svg:y="12.036cm">
          <draw:text-box>
            <text:p text:style-name="P4"><text:span text:style-name="T5">ン</text:span><text:span text:style-name="T5">22</text:span></text:p>
          </draw:text-box>
        </draw:frame>
        <draw:frame draw:style-name="gr7" draw:text-style-name="P8" draw:layer="layout" svg:width="0.358cm" svg:height="0.259cm" svg:x="7.789cm" svg:y="11.824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8.487cm" svg:y="11.739cm" svg:viewBox="0 0 649 602" draw:points="0,0 649,0 649,602 0,602">
          <text:p/>
        </draw:polygon>
        <draw:polygon draw:style-name="gr2" draw:text-style-name="P2" draw:layer="layout" svg:width="0.648cm" svg:height="0.601cm" svg:x="8.487cm" svg:y="11.739cm" svg:viewBox="0 0 649 602" draw:points="0,602 649,602 649,0 0,0">
          <text:p/>
        </draw:polygon>
        <draw:frame draw:style-name="gr7" draw:text-style-name="P8" draw:layer="layout" svg:width="0.404cm" svg:height="0.259cm" svg:x="7.777cm" svg:y="12.036cm">
          <draw:text-box>
            <text:p text:style-name="P4"><text:span text:style-name="T5">ン</text:span><text:span text:style-name="T5">23</text:span></text:p>
          </draw:text-box>
        </draw:frame>
        <draw:frame draw:style-name="gr7" draw:text-style-name="P8" draw:layer="layout" svg:width="0.358cm" svg:height="0.259cm" svg:x="8.662cm" svg:y="11.824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2.387cm" svg:y="13.072cm" svg:viewBox="0 0 649 602" draw:points="0,0 649,0 649,602 0,602">
          <text:p/>
        </draw:polygon>
        <draw:polygon draw:style-name="gr2" draw:text-style-name="P2" draw:layer="layout" svg:width="0.648cm" svg:height="0.601cm" svg:x="2.387cm" svg:y="13.072cm" svg:viewBox="0 0 649 602" draw:points="0,602 649,602 649,0 0,0">
          <text:p/>
        </draw:polygon>
        <draw:frame draw:style-name="gr7" draw:text-style-name="P8" draw:layer="layout" svg:width="0.404cm" svg:height="0.259cm" svg:x="8.649cm" svg:y="12.036cm">
          <draw:text-box>
            <text:p text:style-name="P4"><text:span text:style-name="T5">ン</text:span><text:span text:style-name="T5">24</text:span></text:p>
          </draw:text-box>
        </draw:frame>
        <draw:frame draw:style-name="gr7" draw:text-style-name="P8" draw:layer="layout" svg:width="0.358cm" svg:height="0.259cm" svg:x="2.561cm" svg:y="13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3.259cm" svg:y="13.072cm" svg:viewBox="0 0 649 602" draw:points="0,0 649,0 649,602 0,602">
          <text:p/>
        </draw:polygon>
        <draw:polygon draw:style-name="gr2" draw:text-style-name="P2" draw:layer="layout" svg:width="0.648cm" svg:height="0.601cm" svg:x="3.259cm" svg:y="13.072cm" svg:viewBox="0 0 649 602" draw:points="0,602 649,602 649,0 0,0">
          <text:p/>
        </draw:polygon>
        <draw:frame draw:style-name="gr7" draw:text-style-name="P8" draw:layer="layout" svg:width="0.404cm" svg:height="0.259cm" svg:x="2.548cm" svg:y="13.369cm">
          <draw:text-box>
            <text:p text:style-name="P4"><text:span text:style-name="T5">ン</text:span><text:span text:style-name="T5">25</text:span></text:p>
          </draw:text-box>
        </draw:frame>
        <draw:frame draw:style-name="gr7" draw:text-style-name="P8" draw:layer="layout" svg:width="0.358cm" svg:height="0.259cm" svg:x="3.433cm" svg:y="13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4.131cm" svg:y="13.072cm" svg:viewBox="0 0 649 602" draw:points="0,0 649,0 649,602 0,602">
          <text:p/>
        </draw:polygon>
        <draw:polygon draw:style-name="gr2" draw:text-style-name="P2" draw:layer="layout" svg:width="0.648cm" svg:height="0.601cm" svg:x="4.131cm" svg:y="13.072cm" svg:viewBox="0 0 649 602" draw:points="0,602 649,602 649,0 0,0">
          <text:p/>
        </draw:polygon>
        <draw:frame draw:style-name="gr7" draw:text-style-name="P8" draw:layer="layout" svg:width="0.404cm" svg:height="0.259cm" svg:x="3.421cm" svg:y="13.369cm">
          <draw:text-box>
            <text:p text:style-name="P4"><text:span text:style-name="T5">ン</text:span><text:span text:style-name="T5">26</text:span></text:p>
          </draw:text-box>
        </draw:frame>
        <draw:frame draw:style-name="gr7" draw:text-style-name="P8" draw:layer="layout" svg:width="0.358cm" svg:height="0.259cm" svg:x="4.305cm" svg:y="13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5.871cm" svg:y="13.072cm" svg:viewBox="0 0 653 602" draw:points="0,0 653,0 653,602 0,602">
          <text:p/>
        </draw:polygon>
        <draw:polygon draw:style-name="gr2" draw:text-style-name="P2" draw:layer="layout" svg:width="0.652cm" svg:height="0.601cm" svg:x="5.871cm" svg:y="13.072cm" svg:viewBox="0 0 653 602" draw:points="0,602 653,602 653,0 0,0">
          <text:p/>
        </draw:polygon>
        <draw:frame draw:style-name="gr7" draw:text-style-name="P8" draw:layer="layout" svg:width="0.404cm" svg:height="0.259cm" svg:x="4.293cm" svg:y="13.369cm">
          <draw:text-box>
            <text:p text:style-name="P4"><text:span text:style-name="T5">ン</text:span><text:span text:style-name="T5">27</text:span></text:p>
          </draw:text-box>
        </draw:frame>
        <draw:frame draw:style-name="gr7" draw:text-style-name="P8" draw:layer="layout" svg:width="0.358cm" svg:height="0.259cm" svg:x="6.049cm" svg:y="13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4.999cm" svg:y="13.072cm" svg:viewBox="0 0 653 602" draw:points="0,0 653,0 653,602 0,602">
          <text:p/>
        </draw:polygon>
        <draw:polygon draw:style-name="gr2" draw:text-style-name="P2" draw:layer="layout" svg:width="0.652cm" svg:height="0.601cm" svg:x="4.999cm" svg:y="13.072cm" svg:viewBox="0 0 653 602" draw:points="0,602 653,602 653,0 0,0">
          <text:p/>
        </draw:polygon>
        <draw:frame draw:style-name="gr7" draw:text-style-name="P8" draw:layer="layout" svg:width="0.404cm" svg:height="0.259cm" svg:x="6.037cm" svg:y="13.369cm">
          <draw:text-box>
            <text:p text:style-name="P4"><text:span text:style-name="T5">ン</text:span><text:span text:style-name="T5">29</text:span></text:p>
          </draw:text-box>
        </draw:frame>
        <draw:frame draw:style-name="gr7" draw:text-style-name="P8" draw:layer="layout" svg:width="0.358cm" svg:height="0.259cm" svg:x="5.177cm" svg:y="13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52cm" svg:height="0.601cm" svg:x="6.743cm" svg:y="13.072cm" svg:viewBox="0 0 653 602" draw:points="0,0 653,0 653,602 0,602">
          <text:p/>
        </draw:polygon>
        <draw:polygon draw:style-name="gr2" draw:text-style-name="P2" draw:layer="layout" svg:width="0.652cm" svg:height="0.601cm" svg:x="6.743cm" svg:y="13.072cm" svg:viewBox="0 0 653 602" draw:points="0,602 653,602 653,0 0,0">
          <text:p/>
        </draw:polygon>
        <draw:frame draw:style-name="gr7" draw:text-style-name="P8" draw:layer="layout" svg:width="0.404cm" svg:height="0.259cm" svg:x="5.165cm" svg:y="13.369cm">
          <draw:text-box>
            <text:p text:style-name="P4"><text:span text:style-name="T5">ン</text:span><text:span text:style-name="T5">28</text:span></text:p>
          </draw:text-box>
        </draw:frame>
        <draw:frame draw:style-name="gr7" draw:text-style-name="P8" draw:layer="layout" svg:width="0.358cm" svg:height="0.259cm" svg:x="6.918cm" svg:y="13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7.615cm" svg:y="13.072cm" svg:viewBox="0 0 649 602" draw:points="0,0 649,0 649,602 0,602">
          <text:p/>
        </draw:polygon>
        <draw:polygon draw:style-name="gr2" draw:text-style-name="P2" draw:layer="layout" svg:width="0.648cm" svg:height="0.601cm" svg:x="7.615cm" svg:y="13.072cm" svg:viewBox="0 0 649 602" draw:points="0,602 649,602 649,0 0,0">
          <text:p/>
        </draw:polygon>
        <draw:frame draw:style-name="gr7" draw:text-style-name="P8" draw:layer="layout" svg:width="0.404cm" svg:height="0.259cm" svg:x="6.904cm" svg:y="13.369cm">
          <draw:text-box>
            <text:p text:style-name="P4"><text:span text:style-name="T5">ン</text:span><text:span text:style-name="T5">30</text:span></text:p>
          </draw:text-box>
        </draw:frame>
        <draw:frame draw:style-name="gr7" draw:text-style-name="P8" draw:layer="layout" svg:width="0.358cm" svg:height="0.259cm" svg:x="7.789cm" svg:y="13.157cm">
          <draw:text-box>
            <text:p text:style-name="P4"><text:span text:style-name="T5">ボタ</text:span></text:p>
          </draw:text-box>
        </draw:frame>
        <draw:polygon draw:style-name="gr1" draw:text-style-name="P1" draw:layer="layout" svg:width="0.648cm" svg:height="0.601cm" svg:x="8.487cm" svg:y="13.072cm" svg:viewBox="0 0 649 602" draw:points="0,0 649,0 649,602 0,602">
          <text:p/>
        </draw:polygon>
        <draw:polygon draw:style-name="gr2" draw:text-style-name="P2" draw:layer="layout" svg:width="0.648cm" svg:height="0.601cm" svg:x="8.487cm" svg:y="13.072cm" svg:viewBox="0 0 649 602" draw:points="0,602 649,602 649,0 0,0">
          <text:p/>
        </draw:polygon>
        <draw:frame draw:style-name="gr7" draw:text-style-name="P8" draw:layer="layout" svg:width="0.404cm" svg:height="0.259cm" svg:x="7.777cm" svg:y="13.369cm">
          <draw:text-box>
            <text:p text:style-name="P4"><text:span text:style-name="T5">ン</text:span><text:span text:style-name="T5">31</text:span></text:p>
          </draw:text-box>
        </draw:frame>
        <draw:frame draw:style-name="gr7" draw:text-style-name="P8" draw:layer="layout" svg:width="0.358cm" svg:height="0.259cm" svg:x="8.662cm" svg:y="13.157cm">
          <draw:text-box>
            <text:p text:style-name="P4"><text:span text:style-name="T5">ボタ</text:span></text:p>
          </draw:text-box>
        </draw:frame>
        <draw:frame draw:style-name="gr7" draw:text-style-name="P8" draw:layer="layout" svg:width="0.404cm" svg:height="0.259cm" svg:x="8.649cm" svg:y="13.369cm">
          <draw:text-box>
            <text:p text:style-name="P4"><text:span text:style-name="T5">ン</text:span><text:span text:style-name="T5">32</text:span></text:p>
          </draw:text-box>
        </draw:frame>
        <draw:frame draw:style-name="gr4" draw:text-style-name="P5" draw:layer="layout" svg:width="0.748cm" svg:height="0.412cm" svg:x="2.362cm" svg:y="8.698cm">
          <draw:text-box>
            <text:p text:style-name="P4"><text:span text:style-name="T1">■</text:span><text:span text:style-name="T1">町</text:span><text:span text:style-name="T1">1</text:span></text:p>
          </draw:text-box>
        </draw:frame>
        <draw:frame draw:style-name="gr4" draw:text-style-name="P5" draw:layer="layout" svg:width="0.748cm" svg:height="0.412cm" svg:x="2.362cm" svg:y="10.037cm">
          <draw:text-box>
            <text:p text:style-name="P4"><text:span text:style-name="T1">▲</text:span><text:span text:style-name="T1">町</text:span><text:span text:style-name="T1">1</text:span></text:p>
          </draw:text-box>
        </draw:frame>
        <draw:frame draw:style-name="gr4" draw:text-style-name="P5" draw:layer="layout" svg:width="1.2cm" svg:height="0.412cm" svg:x="2.43cm" svg:y="11.374cm">
          <draw:text-box>
            <text:p text:style-name="P4"><text:span text:style-name="T1">■</text:span><text:span text:style-name="T1">町 ■町</text:span></text:p>
          </draw:text-box>
        </draw:frame>
        <draw:frame draw:style-name="gr4" draw:text-style-name="P5" draw:layer="layout" svg:width="0.57cm" svg:height="0.412cm" svg:x="4.174cm" svg:y="11.37cm">
          <draw:text-box>
            <text:p text:style-name="P4"><text:span text:style-name="T1">■</text:span><text:span text:style-name="T1">町</text:span></text:p>
          </draw:text-box>
        </draw:frame>
        <draw:frame draw:style-name="gr4" draw:text-style-name="P5" draw:layer="layout" svg:width="0.57cm" svg:height="0.412cm" svg:x="5.919cm" svg:y="11.357cm">
          <draw:text-box>
            <text:p text:style-name="P4"><text:span text:style-name="T1">■</text:span><text:span text:style-name="T1">町</text:span></text:p>
          </draw:text-box>
        </draw:frame>
        <draw:frame draw:style-name="gr4" draw:text-style-name="P5" draw:layer="layout" svg:width="1.2cm" svg:height="0.412cm" svg:x="6.791cm" svg:y="11.37cm">
          <draw:text-box>
            <text:p text:style-name="P4"><text:span text:style-name="T1">■</text:span><text:span text:style-name="T1">町 ■町</text:span></text:p>
          </draw:text-box>
        </draw:frame>
        <draw:frame draw:style-name="gr4" draw:text-style-name="P5" draw:layer="layout" svg:width="0.57cm" svg:height="0.412cm" svg:x="8.53cm" svg:y="11.357cm">
          <draw:text-box>
            <text:p text:style-name="P4"><text:span text:style-name="T1">■</text:span><text:span text:style-name="T1">町</text:span></text:p>
          </draw:text-box>
        </draw:frame>
        <draw:frame draw:style-name="gr4" draw:text-style-name="P5" draw:layer="layout" svg:width="1.831cm" svg:height="0.412cm" svg:x="2.43cm" svg:y="12.687cm">
          <draw:text-box>
            <text:p text:style-name="P4"><text:span text:style-name="T1">■</text:span><text:span text:style-name="T1">町 ■町 ■町</text:span></text:p>
          </draw:text-box>
        </draw:frame>
        <draw:frame draw:style-name="gr4" draw:text-style-name="P5" draw:layer="layout" svg:width="0.57cm" svg:height="0.412cm" svg:x="5.919cm" svg:y="12.678cm">
          <draw:text-box>
            <text:p text:style-name="P4"><text:span text:style-name="T1">■</text:span><text:span text:style-name="T1">町</text:span></text:p>
          </draw:text-box>
        </draw:frame>
        <draw:frame draw:style-name="gr4" draw:text-style-name="P5" draw:layer="layout" svg:width="0.57cm" svg:height="0.412cm" svg:x="6.791cm" svg:y="12.665cm">
          <draw:text-box>
            <text:p text:style-name="P4"><text:span text:style-name="T1">■</text:span><text:span text:style-name="T1">町</text:span></text:p>
          </draw:text-box>
        </draw:frame>
        <draw:frame draw:style-name="gr4" draw:text-style-name="P5" draw:layer="layout" svg:width="0.57cm" svg:height="0.412cm" svg:x="7.658cm" svg:y="12.678cm">
          <draw:text-box>
            <text:p text:style-name="P4"><text:span text:style-name="T1">■</text:span><text:span text:style-name="T1">町</text:span></text:p>
          </draw:text-box>
        </draw:frame>
        <draw:line draw:style-name="gr2" draw:text-style-name="P2" draw:layer="layout" svg:x1="38.298cm" svg:y1="15.316cm" svg:x2="41.135cm" svg:y2="15.316cm">
          <text:p/>
        </draw:line>
        <draw:frame draw:style-name="gr4" draw:text-style-name="P5" draw:layer="layout" svg:width="0.57cm" svg:height="0.412cm" svg:x="5.047cm" svg:y="12.678cm">
          <draw:text-box>
            <text:p text:style-name="P4"><text:span text:style-name="T1">■</text:span><text:span text:style-name="T1">町</text:span></text:p>
          </draw:text-box>
        </draw:frame>
        <draw:polygon draw:style-name="gr1" draw:text-style-name="P1" draw:layer="layout" svg:width="0.648cm" svg:height="0.601cm" svg:x="8.487cm" svg:y="14.406cm" svg:viewBox="0 0 649 602" draw:points="0,0 649,0 649,602 0,602">
          <text:p/>
        </draw:polygon>
        <draw:polygon draw:style-name="gr2" draw:text-style-name="P2" draw:layer="layout" svg:width="0.648cm" svg:height="0.601cm" svg:x="8.487cm" svg:y="14.406cm" svg:viewBox="0 0 649 602" draw:points="0,602 649,602 649,0 0,0">
          <text:p/>
        </draw:polygon>
        <draw:frame draw:style-name="gr6" draw:text-style-name="P7" draw:layer="layout" svg:width="2.462cm" svg:height="0.509cm" svg:x="38.713cm" svg:y="14.85cm">
          <draw:text-box>
            <text:p text:style-name="P4"><text:span text:style-name="T4">メールサーバへ</text:span></text:p>
          </draw:text-box>
        </draw:frame>
        <draw:frame draw:style-name="gr4" draw:text-style-name="P5" draw:layer="layout" svg:width="0.569cm" svg:height="0.412cm" svg:x="8.53cm" svg:y="13.677cm">
          <draw:text-box>
            <text:p text:style-name="P4"><text:span text:style-name="T1">放送</text:span></text:p>
          </draw:text-box>
        </draw:frame>
        <draw:frame draw:style-name="gr4" draw:text-style-name="P5" draw:layer="layout" svg:width="0.569cm" svg:height="0.412cm" svg:x="8.53cm" svg:y="14.016cm">
          <draw:text-box>
            <text:p text:style-name="P4"><text:span text:style-name="T1">開始</text:span></text:p>
          </draw:text-box>
        </draw:frame>
        <draw:frame draw:style-name="gr4" draw:text-style-name="P5" draw:layer="layout" svg:width="0.57cm" svg:height="0.412cm" svg:x="5.047cm" svg:y="11.366cm">
          <draw:text-box>
            <text:p text:style-name="P4"><text:span text:style-name="T1">■</text:span><text:span text:style-name="T1">町</text:span></text:p>
          </draw:text-box>
        </draw:frame>
        <draw:polygon draw:style-name="gr1" draw:text-style-name="P1" draw:layer="layout" svg:width="0.648cm" svg:height="0.601cm" svg:x="2.353cm" svg:y="14.406cm" svg:viewBox="0 0 649 602" draw:points="0,0 649,0 649,602 0,602">
          <text:p/>
        </draw:polygon>
        <draw:polygon draw:style-name="gr2" draw:text-style-name="P2" draw:layer="layout" svg:width="0.648cm" svg:height="0.601cm" svg:x="2.353cm" svg:y="14.406cm" svg:viewBox="0 0 649 602" draw:points="0,602 649,602 649,0 0,0">
          <text:p/>
        </draw:polygon>
        <draw:frame draw:style-name="gr4" draw:text-style-name="P5" draw:layer="layout" svg:width="0.57cm" svg:height="0.412cm" svg:x="8.53cm" svg:y="12.67cm">
          <draw:text-box>
            <text:p text:style-name="P4"><text:span text:style-name="T1">■</text:span><text:span text:style-name="T1">町</text:span></text:p>
          </draw:text-box>
        </draw:frame>
        <draw:frame draw:style-name="gr4" draw:text-style-name="P5" draw:layer="layout" svg:width="1.137cm" svg:height="0.412cm" svg:x="2.231cm" svg:y="13.69cm">
          <draw:text-box>
            <text:p text:style-name="P4"><text:span text:style-name="T1">サイレン</text:span></text:p>
          </draw:text-box>
        </draw:frame>
        <draw:polygon draw:style-name="gr1" draw:text-style-name="P1" draw:layer="layout" svg:width="0.647cm" svg:height="0.601cm" svg:x="5.427cm" svg:y="14.406cm" svg:viewBox="0 0 648 602" draw:points="0,0 648,0 648,602 0,602">
          <text:p/>
        </draw:polygon>
        <draw:polygon draw:style-name="gr2" draw:text-style-name="P2" draw:layer="layout" svg:width="0.647cm" svg:height="0.601cm" svg:x="5.427cm" svg:y="14.406cm" svg:viewBox="0 0 648 602" draw:points="0,602 648,602 648,0 0,0">
          <text:p/>
        </draw:polygon>
        <draw:frame draw:style-name="gr4" draw:text-style-name="P5" draw:layer="layout" svg:width="0.853cm" svg:height="0.412cm" svg:x="2.383cm" svg:y="14.028cm">
          <draw:text-box>
            <text:p text:style-name="P4"><text:span text:style-name="T1">テスト</text:span></text:p>
          </draw:text-box>
        </draw:frame>
        <draw:frame draw:style-name="gr4" draw:text-style-name="P5" draw:layer="layout" svg:width="0.569cm" svg:height="0.412cm" svg:x="5.473cm" svg:y="13.677cm">
          <draw:text-box>
            <text:p text:style-name="P4"><text:span text:style-name="T1">強制</text:span></text:p>
          </draw:text-box>
        </draw:frame>
        <draw:polygon draw:style-name="gr1" draw:text-style-name="P1" draw:layer="layout" svg:width="3.615cm" svg:height="6.934cm" svg:x="12.086cm" svg:y="7.493cm" svg:viewBox="0 0 3616 6935" draw:points="0,0 3616,0 3616,6935 0,6935">
          <text:p/>
        </draw:polygon>
        <draw:polygon draw:style-name="gr2" draw:text-style-name="P2" draw:layer="layout" svg:width="3.615cm" svg:height="6.934cm" svg:x="12.086cm" svg:y="7.493cm" svg:viewBox="0 0 3616 6935" draw:points="0,6935 3616,6935 3616,0 0,0">
          <text:p/>
        </draw:polygon>
        <draw:frame draw:style-name="gr4" draw:text-style-name="P5" draw:layer="layout" svg:width="0.569cm" svg:height="0.412cm" svg:x="5.473cm" svg:y="14.016cm">
          <draw:text-box>
            <text:p text:style-name="P4"><text:span text:style-name="T1">終了</text:span></text:p>
          </draw:text-box>
        </draw:frame>
        <draw:frame draw:style-name="gr5" draw:text-style-name="P6" draw:layer="layout" svg:width="2.965cm" svg:height="0.615cm" svg:x="12.416cm" svg:y="10.186cm">
          <draw:text-box>
            <text:p text:style-name="P4"><text:span text:style-name="T2">中央電子製接点</text:span></text:p>
          </draw:text-box>
        </draw:frame>
        <draw:frame draw:style-name="gr5" draw:text-style-name="P6" draw:layer="layout" svg:width="1.695cm" svg:height="0.615cm" svg:x="13.051cm" svg:y="10.694cm">
          <draw:text-box>
            <text:p text:style-name="P4"><text:span text:style-name="T2">入力装置</text:span></text:p>
          </draw:text-box>
        </draw:frame>
        <draw:polygon draw:style-name="gr1" draw:text-style-name="P1" draw:layer="layout" svg:width="3.615cm" svg:height="10.499cm" svg:x="20.887cm" svg:y="6.375cm" svg:viewBox="0 0 3616 10500" draw:points="0,0 3616,0 3616,10500 0,10500">
          <text:p/>
        </draw:polygon>
        <draw:polygon draw:style-name="gr2" draw:text-style-name="P2" draw:layer="layout" svg:width="3.615cm" svg:height="10.499cm" svg:x="20.887cm" svg:y="6.375cm" svg:viewBox="0 0 3616 10500" draw:points="0,10500 3616,10500 3616,0 0,0">
          <text:p/>
        </draw:polygon>
        <draw:frame draw:style-name="gr5" draw:text-style-name="P6" draw:layer="layout" svg:width="2.83cm" svg:height="0.615cm" svg:x="12.602cm" svg:y="11.202cm">
          <draw:text-box>
            <text:p text:style-name="P4"><text:span text:style-name="T2">(</text:span><text:span text:style-name="T2">最大</text:span><text:span text:style-name="T2">128</text:span><text:span text:style-name="T2">接点</text:span><text:span text:style-name="T2">)</text:span></text:p>
          </draw:text-box>
        </draw:frame>
        <draw:frame draw:style-name="gr5" draw:text-style-name="P6" draw:layer="layout" svg:width="2.965cm" svg:height="0.615cm" svg:x="21.213cm" svg:y="10.851cm">
          <draw:text-box>
            <text:p text:style-name="P4"><text:span text:style-name="T2">中央電子製接点</text:span></text:p>
          </draw:text-box>
        </draw:frame>
        <draw:frame draw:style-name="gr5" draw:text-style-name="P6" draw:layer="layout" svg:width="1.695cm" svg:height="0.615cm" svg:x="21.848cm" svg:y="11.359cm">
          <draw:text-box>
            <text:p text:style-name="P4"><text:span text:style-name="T2">出力装置</text:span></text:p>
          </draw:text-box>
        </draw:frame>
        <draw:line draw:style-name="gr8" draw:text-style-name="P2" draw:layer="layout" svg:x1="15.701cm" svg:y1="10.96cm" svg:x2="20.887cm" svg:y2="10.96cm">
          <text:p/>
        </draw:line>
        <draw:frame draw:style-name="gr5" draw:text-style-name="P6" draw:layer="layout" svg:width="2.83cm" svg:height="0.615cm" svg:x="21.403cm" svg:y="11.866cm">
          <draw:text-box>
            <text:p text:style-name="P4"><text:span text:style-name="T2">(</text:span><text:span text:style-name="T2">最大</text:span><text:span text:style-name="T2">128</text:span><text:span text:style-name="T2">接点</text:span><text:span text:style-name="T2">)</text:span></text:p>
          </draw:text-box>
        </draw:frame>
        <draw:polygon draw:style-name="gr3" draw:text-style-name="P3" draw:layer="layout" svg:width="2.891cm" svg:height="3.141cm" svg:x="29.256cm" svg:y="9.736cm" svg:viewBox="0 0 2892 3142" draw:points="0,0 2892,0 2892,3142 0,3142">
          <text:p/>
        </draw:polygon>
        <draw:polygon draw:style-name="gr2" draw:text-style-name="P2" draw:layer="layout" svg:width="2.891cm" svg:height="3.141cm" svg:x="29.256cm" svg:y="9.736cm" svg:viewBox="0 0 2892 3142" draw:points="0,3142 2892,3142 2892,0 0,0">
          <text:p/>
        </draw:polygon>
        <draw:frame draw:style-name="gr6" draw:text-style-name="P7" draw:layer="layout" svg:width="1.018cm" svg:height="0.509cm" svg:x="17.767cm" svg:y="10.456cm">
          <draw:text-box>
            <text:p text:style-name="P4"><text:span text:style-name="T4">IP</text:span><text:span text:style-name="T4">伝送</text:span></text:p>
          </draw:text-box>
        </draw:frame>
        <draw:frame draw:style-name="gr5" draw:text-style-name="P6" draw:layer="layout" svg:width="2.542cm" svg:height="0.615cm" svg:x="29.435cm" svg:y="10.537cm">
          <draw:text-box>
            <text:p text:style-name="P4"><text:span text:style-name="T2">接点遅延装置</text:span></text:p>
          </draw:text-box>
        </draw:frame>
        <draw:frame draw:style-name="gr5" draw:text-style-name="P6" draw:layer="layout" svg:width="0.624cm" svg:height="0.497cm" svg:x="30.387cm" svg:y="11.046cm">
          <draw:text-box>
            <text:p text:style-name="P4"><text:span text:style-name="T2">×5</text:span></text:p>
          </draw:text-box>
        </draw:frame>
        <draw:line draw:style-name="gr2" draw:text-style-name="P2" draw:layer="layout" svg:x1="32.147cm" svg:y1="10.066cm" svg:x2="34.298cm" svg:y2="10.066cm">
          <text:p/>
        </draw:line>
        <draw:line draw:style-name="gr2" draw:text-style-name="P2" draw:layer="layout" svg:x1="24.502cm" svg:y1="7.175cm" svg:x2="34.298cm" svg:y2="7.175cm">
          <text:p/>
        </draw:line>
        <draw:line draw:style-name="gr2" draw:text-style-name="P2" draw:layer="layout" svg:x1="24.502cm" svg:y1="9.622cm" svg:x2="29.257cm" svg:y2="12.675cm">
          <text:p/>
        </draw:line>
        <draw:frame draw:style-name="gr5" draw:text-style-name="P6" draw:layer="layout" svg:width="2.068cm" svg:height="0.615cm" svg:x="29.726cm" svg:y="11.554cm">
          <draw:text-box>
            <text:p text:style-name="P4"><text:span text:style-name="T2">(7</text:span><text:span text:style-name="T2">接点</text:span><text:span text:style-name="T2">×5)</text:span></text:p>
          </draw:text-box>
        </draw:frame>
        <draw:frame draw:style-name="gr4" draw:text-style-name="P5" draw:layer="layout" svg:width="0.286cm" svg:height="0.412cm" svg:x="28.347cm" svg:y="9.965cm">
          <draw:text-box>
            <text:p text:style-name="P4"><text:span text:style-name="T1">・</text:span></text:p>
          </draw:text-box>
        </draw:frame>
        <draw:frame draw:style-name="gr4" draw:text-style-name="P5" draw:layer="layout" svg:width="0.286cm" svg:height="0.412cm" svg:x="28.347cm" svg:y="10.304cm">
          <draw:text-box>
            <text:p text:style-name="P4"><text:span text:style-name="T1">・</text:span></text:p>
          </draw:text-box>
        </draw:frame>
        <draw:frame draw:style-name="gr4" draw:text-style-name="P5" draw:layer="layout" svg:width="1.704cm" svg:height="0.412cm" svg:x="27.661cm" svg:y="10.641cm">
          <draw:text-box>
            <text:p text:style-name="P4"><text:span text:style-name="T1">合計３２接点</text:span></text:p>
          </draw:text-box>
        </draw:frame>
        <draw:frame draw:style-name="gr4" draw:text-style-name="P5" draw:layer="layout" svg:width="0.286cm" svg:height="0.412cm" svg:x="28.347cm" svg:y="10.98cm">
          <draw:text-box>
            <text:p text:style-name="P4"><text:span text:style-name="T1">・</text:span></text:p>
          </draw:text-box>
        </draw:frame>
        <draw:frame draw:style-name="gr4" draw:text-style-name="P5" draw:layer="layout" svg:width="0.286cm" svg:height="0.412cm" svg:x="28.347cm" svg:y="11.319cm">
          <draw:text-box>
            <text:p text:style-name="P4"><text:span text:style-name="T1">・</text:span></text:p>
          </draw:text-box>
        </draw:frame>
        <draw:frame draw:style-name="gr4" draw:text-style-name="P5" draw:layer="layout" svg:width="0.286cm" svg:height="0.412cm" svg:x="33.316cm" svg:y="7.162cm">
          <draw:text-box>
            <text:p text:style-name="P4"><text:span text:style-name="T1">・</text:span></text:p>
          </draw:text-box>
        </draw:frame>
        <draw:frame draw:style-name="gr4" draw:text-style-name="P5" draw:layer="layout" svg:width="0.286cm" svg:height="0.412cm" svg:x="33.316cm" svg:y="7.501cm">
          <draw:text-box>
            <text:p text:style-name="P4"><text:span text:style-name="T1">・</text:span></text:p>
          </draw:text-box>
        </draw:frame>
        <draw:frame draw:style-name="gr4" draw:text-style-name="P5" draw:layer="layout" svg:width="1.496cm" svg:height="0.412cm" svg:x="32.681cm" svg:y="7.84cm">
          <draw:text-box>
            <text:p text:style-name="P4"><text:span text:style-name="T1">合計</text:span><text:span text:style-name="T1">32</text:span><text:span text:style-name="T1">接点</text:span></text:p>
          </draw:text-box>
        </draw:frame>
        <draw:frame draw:style-name="gr4" draw:text-style-name="P5" draw:layer="layout" svg:width="0.286cm" svg:height="0.412cm" svg:x="33.316cm" svg:y="8.178cm">
          <draw:text-box>
            <text:p text:style-name="P4"><text:span text:style-name="T1">・</text:span></text:p>
          </draw:text-box>
        </draw:frame>
        <draw:frame draw:style-name="gr4" draw:text-style-name="P5" draw:layer="layout" svg:width="0.286cm" svg:height="0.412cm" svg:x="33.316cm" svg:y="8.517cm">
          <draw:text-box>
            <text:p text:style-name="P4"><text:span text:style-name="T1">・</text:span></text:p>
          </draw:text-box>
        </draw:frame>
        <draw:line draw:style-name="gr2" draw:text-style-name="P2" draw:layer="layout" svg:x1="24.502cm" svg:y1="13.271cm" svg:x2="34.298cm" svg:y2="13.271cm">
          <text:p/>
        </draw:line>
        <draw:frame draw:style-name="gr4" draw:text-style-name="P5" draw:layer="layout" svg:width="1.987cm" svg:height="0.412cm" svg:x="32.55cm" svg:y="6.299cm">
          <draw:text-box>
            <text:p text:style-name="P4"><text:span text:style-name="T6">サイレンテスト</text:span></text:p>
          </draw:text-box>
        </draw:frame>
        <draw:line draw:style-name="gr2" draw:text-style-name="P2" draw:layer="layout" svg:x1="8.957cm" svg:y1="8.306cm" svg:x2="10.402cm" svg:y2="4.275cm">
          <text:p/>
        </draw:line>
        <draw:polygon draw:style-name="gr9" draw:text-style-name="P9" draw:layer="layout" svg:width="0.225cm" svg:height="0.364cm" svg:x="8.851cm" svg:y="8.238cm" svg:viewBox="0 0 226 365" draw:points="226,80 0,365 9,0">
          <text:p/>
        </draw:polygon>
        <draw:frame draw:style-name="gr4" draw:text-style-name="P5" draw:layer="layout" svg:width="1.137cm" svg:height="0.412cm" svg:x="32.648cm" svg:y="13.47cm">
          <draw:text-box>
            <text:p text:style-name="P4"><text:span text:style-name="T6">強制終了</text:span></text:p>
          </draw:text-box>
        </draw:frame>
        <draw:frame draw:style-name="gr6" draw:text-style-name="P7" draw:layer="layout" svg:width="2.462cm" svg:height="0.509cm" svg:x="9.267cm" svg:y="3.344cm">
          <draw:text-box>
            <text:p text:style-name="P4"><text:span text:style-name="T4">地区名はテプラ</text:span></text:p>
          </draw:text-box>
        </draw:frame>
        <draw:frame draw:style-name="gr6" draw:text-style-name="P7" draw:layer="layout" svg:width="1.759cm" svg:height="0.509cm" svg:x="9.564cm" svg:y="3.768cm">
          <draw:text-box>
            <text:p text:style-name="P4"><text:span text:style-name="T4">で対応予定</text:span></text:p>
          </draw:text-box>
        </draw:frame>
        <draw:frame draw:style-name="gr4" draw:text-style-name="P5" draw:layer="layout" svg:width="1.543cm" svg:height="0.412cm" svg:x="34.294cm" svg:y="5.007cm">
          <draw:text-box>
            <text:p text:style-name="P4"><text:span text:style-name="T1">FM</text:span><text:span text:style-name="T1">告知接点</text:span></text:p>
          </draw:text-box>
        </draw:frame>
        <draw:frame draw:style-name="gr4" draw:text-style-name="P5" draw:layer="layout" svg:width="7.313cm" svg:height="0.412cm" svg:x="34.294cm" svg:y="5.346cm">
          <draw:text-box>
            <text:p text:style-name="P4"><text:span text:style-name="T1">制御信号　無電圧メイク接点入力</text:span><text:span text:style-name="T1">(</text:span><text:span text:style-name="T1">フォトカプラ絶縁入力</text:span><text:span text:style-name="T1">)</text:span></text:p>
          </draw:text-box>
        </draw:frame>
        <draw:frame draw:style-name="gr4" draw:text-style-name="P5" draw:layer="layout" svg:width="4.893cm" svg:height="0.412cm" svg:x="34.294cm" svg:y="5.685cm">
          <draw:text-box>
            <text:p text:style-name="P4"><text:span text:style-name="T1">短絡電流　約</text:span><text:span text:style-name="T1">4mA</text:span><text:span text:style-name="T1">　※外部電源</text:span><text:span text:style-name="T1">12V</text:span><text:span text:style-name="T1">時</text:span></text:p>
          </draw:text-box>
        </draw:frame>
        <draw:frame draw:style-name="gr4" draw:text-style-name="P5" draw:layer="layout" svg:width="3.122cm" svg:height="0.412cm" svg:x="32.441cm" svg:y="18.326cm">
          <draw:text-box>
            <text:p text:style-name="P4"><text:span text:style-name="T1">メール発報装置接点入力</text:span></text:p>
          </draw:text-box>
        </draw:frame>
        <draw:frame draw:style-name="gr4" draw:text-style-name="P5" draw:layer="layout" svg:width="3.973cm" svg:height="0.412cm" svg:x="32.441cm" svg:y="18.665cm">
          <draw:text-box>
            <text:p text:style-name="P4"><text:span text:style-name="T1">電圧接点入力／無電圧接点入力</text:span></text:p>
          </draw:text-box>
        </draw:frame>
        <draw:frame draw:style-name="gr4" draw:text-style-name="P5" draw:layer="layout" svg:width="5.168cm" svg:height="0.412cm" svg:x="32.441cm" svg:y="19.002cm">
          <draw:text-box>
            <text:p text:style-name="P4"><text:span text:style-name="T1">ポート数　</text:span><text:span text:style-name="T1">8CH (DIN A0</text:span><text:span text:style-name="T1">～</text:span><text:span text:style-name="T1">A3, B0</text:span><text:span text:style-name="T1">～</text:span><text:span text:style-name="T1">B3)</text:span></text:p>
          </draw:text-box>
        </draw:frame>
        <draw:frame draw:style-name="gr4" draw:text-style-name="P5" draw:layer="layout" svg:width="2.86cm" svg:height="0.412cm" svg:x="32.441cm" svg:y="19.341cm">
          <draw:text-box>
            <text:p text:style-name="P4"><text:span text:style-name="T1">コモン　</text:span><text:span text:style-name="T1">4CH</text:span><text:span text:style-name="T1">／コモン</text:span></text:p>
          </draw:text-box>
        </draw:frame>
        <draw:frame draw:style-name="gr4" draw:text-style-name="P5" draw:layer="layout" svg:width="6.755cm" svg:height="0.412cm" svg:x="32.441cm" svg:y="19.68cm">
          <draw:text-box>
            <text:p text:style-name="P4"><text:span text:style-name="T1">入力電圧　</text:span><text:span text:style-name="T1">DC12V</text:span><text:span text:style-name="T1">～</text:span><text:span text:style-name="T1">24V±10% (DC10.8V</text:span><text:span text:style-name="T1">～</text:span><text:span text:style-name="T1">26.4V)</text:span></text:p>
          </draw:text-box>
        </draw:frame>
        <draw:frame draw:style-name="gr4" draw:text-style-name="P5" draw:layer="layout" svg:width="3.828cm" svg:height="0.412cm" svg:x="32.441cm" svg:y="20.018cm">
          <draw:text-box>
            <text:p text:style-name="P4"><text:span text:style-name="T1">入力閾値　</text:span><text:span text:style-name="T1">ON </text:span><text:span text:style-name="T1">： </text:span><text:span text:style-name="T1">DC10V</text:span><text:span text:style-name="T1">以上</text:span></text:p>
          </draw:text-box>
        </draw:frame>
        <draw:frame draw:style-name="gr4" draw:text-style-name="P5" draw:layer="layout" svg:width="4.014cm" svg:height="0.412cm" svg:x="32.441cm" svg:y="20.357cm">
          <draw:text-box>
            <text:p text:style-name="P4"><text:span text:style-name="T1">　　　　　 <text:s text:c="3"/></text:span><text:span text:style-name="T1">OFF </text:span><text:span text:style-name="T1">： </text:span><text:span text:style-name="T1">DC3V</text:span><text:span text:style-name="T1">以下</text:span></text:p>
          </draw:text-box>
        </draw:frame>
        <draw:frame draw:style-name="gr4" draw:text-style-name="P5" draw:layer="layout" svg:width="3.555cm" svg:height="0.412cm" svg:x="32.441cm" svg:y="20.696cm">
          <draw:text-box>
            <text:p text:style-name="P4"><text:span text:style-name="T1">入力電流　約</text:span><text:span text:style-name="T1">2.5mA</text:span><text:span text:style-name="T1">～</text:span><text:span text:style-name="T1">5mA</text:span></text:p>
          </draw:text-box>
        </draw:frame>
        <draw:frame draw:style-name="gr4" draw:text-style-name="P5" draw:layer="layout" svg:width="3.681cm" svg:height="0.412cm" svg:x="32.441cm" svg:y="21.034cm">
          <draw:text-box>
            <text:p text:style-name="P4"><text:span text:style-name="T1">入力インピーダンス　約</text:span><text:span text:style-name="T1">6kΩ</text:span></text:p>
          </draw:text-box>
        </draw:frame>
        <draw:frame draw:style-name="gr4" draw:text-style-name="P5" draw:layer="layout" svg:width="8.092cm" svg:height="0.412cm" svg:x="32.441cm" svg:y="21.373cm">
          <draw:text-box>
            <text:p text:style-name="P4"><text:span text:style-name="T1">入力フィルタ　</text:span><text:span text:style-name="T1">Through/1ms/5ms/20ms </text:span><text:span text:style-name="T1">（コモン毎に設定）</text:span></text:p>
          </draw:text-box>
        </draw:frame>
        <draw:frame draw:style-name="gr4" draw:text-style-name="P5" draw:layer="layout" svg:width="9.993cm" svg:height="0.412cm" svg:x="32.441cm" svg:y="21.712cm">
          <draw:text-box>
            <text:p text:style-name="P4"><text:span text:style-name="T1">ソフト割り込み　チャネル毎に設定 （立ち上がり・立ち下がりエッジ選択可）</text:span></text:p>
          </draw:text-box>
        </draw:frame>
        <draw:frame draw:style-name="gr4" draw:text-style-name="P5" draw:layer="layout" svg:width="3.689cm" svg:height="0.412cm" svg:x="32.441cm" svg:y="22.051cm">
          <draw:text-box>
            <text:p text:style-name="P4"><text:span text:style-name="T1">絶縁方式　フォトカプラ絶縁</text:span></text:p>
          </draw:text-box>
        </draw:frame>
        <draw:frame draw:style-name="gr4" draw:text-style-name="P5" draw:layer="layout" svg:width="6.423cm" svg:height="0.412cm" svg:x="32.441cm" svg:y="22.389cm">
          <draw:text-box>
            <text:p text:style-name="P4"><text:span text:style-name="T1">絶縁耐圧　</text:span><text:span text:style-name="T1">DC500V 1</text:span><text:span text:style-name="T1">分間</text:span><text:span text:style-name="T1">, </text:span><text:span text:style-name="T1">外部端子～内部回路間</text:span></text:p>
          </draw:text-box>
        </draw:frame>
        <draw:frame draw:style-name="gr4" draw:text-style-name="P5" draw:layer="layout" svg:width="8.701cm" svg:height="0.412cm" svg:x="32.441cm" svg:y="22.728cm">
          <draw:text-box>
            <text:p text:style-name="P4"><text:span text:style-name="T1">接点入力専用電源　絶縁電源出力 ： </text:span><text:span text:style-name="T1">DC24V, </text:span><text:span text:style-name="T1">供給能力 </text:span><text:span text:style-name="T1">Max.100mA</text:span></text:p>
          </draw:text-box>
        </draw:frame>
        <draw:frame draw:style-name="gr4" draw:text-style-name="P5" draw:layer="layout" svg:width="8.41cm" svg:height="0.412cm" svg:x="32.441cm" svg:y="23.067cm">
          <draw:text-box>
            <text:p text:style-name="P4"><text:span text:style-name="T1">コネクタ　スクリューレス端子台</text:span><text:span text:style-name="T1">(Sato Parts : ML-700-NH-10P)</text:span></text:p>
          </draw:text-box>
        </draw:frame>
        <draw:frame draw:style-name="gr6" draw:text-style-name="P7" draw:layer="layout" svg:width="5.493cm" svg:height="0.509cm" svg:x="3.396cm" svg:y="18.059cm">
          <draw:text-box>
            <text:p text:style-name="P4"><text:span text:style-name="T4">例えば■町</text:span><text:span text:style-name="T4">1</text:span><text:span text:style-name="T4">のボタンを押した時に</text:span></text:p>
          </draw:text-box>
        </draw:frame>
        <draw:frame draw:style-name="gr6" draw:text-style-name="P7" draw:layer="layout" svg:width="5.395cm" svg:height="0.509cm" svg:x="3.416cm" svg:y="18.483cm">
          <draw:text-box>
            <text:p text:style-name="P4"><text:span text:style-name="T4">①</text:span><text:span text:style-name="T4">シンクレイヤ機器用接点</text:span><text:span text:style-name="T4">(■</text:span><text:span text:style-name="T4">町</text:span><text:span text:style-name="T4">1)</text:span></text:p>
          </draw:text-box>
        </draw:frame>
        <draw:frame draw:style-name="gr6" draw:text-style-name="P7" draw:layer="layout" svg:width="5.044cm" svg:height="0.509cm" svg:x="3.514cm" svg:y="18.906cm">
          <draw:text-box>
            <text:p text:style-name="P4"><text:span text:style-name="T4">②</text:span><text:span text:style-name="T4">メール発報装置用接点</text:span><text:span text:style-name="T4">(■</text:span><text:span text:style-name="T4">町</text:span><text:span text:style-name="T4">1)</text:span></text:p>
          </draw:text-box>
        </draw:frame>
        <draw:frame draw:style-name="gr6" draw:text-style-name="P7" draw:layer="layout" svg:width="3.033cm" svg:height="0.509cm" svg:x="4.479cm" svg:y="19.33cm">
          <draw:text-box>
            <text:p text:style-name="P4"><text:span text:style-name="T4">上記</text:span><text:span text:style-name="T4">2</text:span><text:span text:style-name="T4">接点を出す形</text:span></text:p>
          </draw:text-box>
        </draw:frame>
        <draw:frame draw:style-name="gr6" draw:text-style-name="P7" draw:layer="layout" svg:width="6.128cm" svg:height="0.509cm" svg:x="3.002cm" svg:y="19.752cm">
          <draw:text-box>
            <text:p text:style-name="P4"><text:span text:style-name="T4">※</text:span><text:span text:style-name="T4">複数地区選択は今回は出来なくて</text:span><text:span text:style-name="T4">OK</text:span></text:p>
          </draw:text-box>
        </draw:frame>
        <draw:frame draw:style-name="gr4" draw:text-style-name="P5" draw:layer="layout" svg:width="1.987cm" svg:height="0.412cm" svg:x="14.926cm" svg:y="18.614cm">
          <draw:text-box>
            <text:p text:style-name="P4"><text:span text:style-name="T1">特注操作パネル</text:span></text:p>
          </draw:text-box>
        </draw:frame>
        <draw:frame draw:style-name="gr4" draw:text-style-name="P5" draw:layer="layout" svg:width="0.569cm" svg:height="0.412cm" svg:x="15.625cm" svg:y="19.29cm">
          <draw:text-box>
            <text:p text:style-name="P4"><text:span text:style-name="T1">条件</text:span></text:p>
          </draw:text-box>
        </draw:frame>
        <draw:frame draw:style-name="gr4" draw:text-style-name="P5" draw:layer="layout" svg:width="8.312cm" svg:height="0.412cm" svg:x="10.143cm" svg:y="19.968cm">
          <draw:text-box>
            <text:p text:style-name="P4"><text:span text:style-name="T1">・ボタンを押すとボタンに対応した端子台接点が</text:span><text:span text:style-name="T1">ON(</text:span><text:span text:style-name="T1">スタンバイ</text:span><text:span text:style-name="T1">)</text:span></text:p>
          </draw:text-box>
        </draw:frame>
        <draw:frame draw:style-name="gr4" draw:text-style-name="P5" draw:layer="layout" svg:width="6.107cm" svg:height="0.412cm" svg:x="10.143cm" svg:y="20.306cm">
          <draw:text-box>
            <text:p text:style-name="P4"><text:span text:style-name="T1">・放送開始ボタンを押す事で、該当の接点が</text:span><text:span text:style-name="T1">ON</text:span></text:p>
          </draw:text-box>
        </draw:frame>
        <draw:frame draw:style-name="gr4" draw:text-style-name="P5" draw:layer="layout" svg:width="11.015cm" svg:height="0.412cm" svg:x="10.143cm" svg:y="20.645cm">
          <draw:text-box>
            <text:p text:style-name="P4"><text:span text:style-name="T1">　</text:span><text:span text:style-name="T1">(</text:span><text:span text:style-name="T1">ボタン</text:span><text:span text:style-name="T1">1</text:span><text:span text:style-name="T1">を押していた場合は、端子</text:span><text:span text:style-name="T1">1(FM</text:span><text:span text:style-name="T1">告知</text:span><text:span text:style-name="T1">)</text:span><text:span text:style-name="T1">と端子</text:span><text:span text:style-name="T1">35(</text:span><text:span text:style-name="T1">メール発報用</text:span><text:span text:style-name="T1">)</text:span><text:span text:style-name="T1">の接点が</text:span><text:span text:style-name="T1">ON)</text:span></text:p>
          </draw:text-box>
        </draw:frame>
        <draw:frame draw:style-name="gr4" draw:text-style-name="P5" draw:layer="layout" svg:width="8.795cm" svg:height="0.412cm" svg:x="10.143cm" svg:y="20.984cm">
          <draw:text-box>
            <text:p text:style-name="P4"><text:span text:style-name="T1">　※放送開始ボタンが点灯中は強制終了以外のボタン操作は出来ない</text:span></text:p>
          </draw:text-box>
        </draw:frame>
        <draw:frame draw:style-name="gr4" draw:text-style-name="P5" draw:layer="layout" svg:width="8.227cm" svg:height="0.412cm" svg:x="10.143cm" svg:y="21.322cm">
          <draw:text-box>
            <text:p text:style-name="P4"><text:span text:style-name="T1">・ボタンを押してから放送終了するまで該当のボタンが点灯する</text:span></text:p>
          </draw:text-box>
        </draw:frame>
        <draw:frame draw:style-name="gr4" draw:text-style-name="P5" draw:layer="layout" svg:width="10.496cm" svg:height="0.412cm" svg:x="10.143cm" svg:y="21.661cm">
          <draw:text-box>
            <text:p text:style-name="P4"><text:span text:style-name="T1">・一度選択したボタンは放送開始ボタンを押す前であれば、再度押す事で解除可能</text:span></text:p>
          </draw:text-box>
        </draw:frame>
        <draw:frame draw:style-name="gr4" draw:text-style-name="P5" draw:layer="layout" svg:width="12.194cm" svg:height="0.412cm" svg:x="10.143cm" svg:y="22cm">
          <draw:text-box>
            <text:p text:style-name="P4"><text:span text:style-name="T1">・放送開始後</text:span><text:span text:style-name="T1">**</text:span><text:span text:style-name="T1">秒後放送終了</text:span><text:span text:style-name="T1">(</text:span><text:span text:style-name="T1">各接点</text:span><text:span text:style-name="T1">OFF</text:span><text:span text:style-name="T1">、各</text:span><text:span text:style-name="T1">LED</text:span><text:span text:style-name="T1">点灯</text:span><text:span text:style-name="T1">OFF)</text:span><text:span text:style-name="T1">する</text:span><text:span text:style-name="T1">(**</text:span><text:span text:style-name="T1">は設定可能</text:span><text:span text:style-name="T1">)</text:span><text:span text:style-name="T1">　※</text:span><text:span text:style-name="T1">5</text:span><text:span text:style-name="T1">分程度まで</text:span></text:p>
          </draw:text-box>
        </draw:frame>
        <draw:frame draw:style-name="gr4" draw:text-style-name="P5" draw:layer="layout" svg:width="11.525cm" svg:height="0.412cm" svg:x="10.143cm" svg:y="22.338cm">
          <draw:text-box>
            <text:p text:style-name="P4"><text:span text:style-name="T1">・ボタン押下後、放送開始ボタンが押されなかった場合は、</text:span><text:span text:style-name="T1">1</text:span><text:span text:style-name="T1">分後に全ての条件を解除する</text:span></text:p>
          </draw:text-box>
        </draw:frame>
        <draw:frame draw:style-name="gr4" draw:text-style-name="P5" draw:layer="layout" svg:width="12.596cm" svg:height="0.412cm" svg:x="10.143cm" svg:y="22.677cm">
          <draw:text-box>
            <text:p text:style-name="P4"><text:span text:style-name="T6">・地区を間違えて放送した場合、強制終了ボタンを長押し</text:span><text:span text:style-name="T6">(2</text:span><text:span text:style-name="T6">秒程度</text:span><text:span text:style-name="T6">)</text:span><text:span text:style-name="T6">する事で、各接点が終了し、放</text:span></text:p>
          </draw:text-box>
        </draw:frame>
        <draw:frame draw:style-name="gr4" draw:text-style-name="P5" draw:layer="layout" svg:width="1.704cm" svg:height="0.412cm" svg:x="10.143cm" svg:y="23.016cm">
          <draw:text-box>
            <text:p text:style-name="P4"><text:span text:style-name="T6">送終了となる</text:span></text:p>
          </draw:text-box>
        </draw:frame>
        <draw:frame draw:style-name="gr4" draw:text-style-name="P5" draw:layer="layout" svg:width="7.093cm" svg:height="0.412cm" svg:x="10.143cm" svg:y="23.354cm">
          <draw:text-box>
            <text:p text:style-name="P4"><text:span text:style-name="T1">・サイレンテストボタンは地区放送と同じ扱いとする。</text:span></text:p>
          </draw:text-box>
        </draw:frame>
        <draw:frame draw:style-name="gr4" draw:text-style-name="P5" draw:layer="layout" svg:width="9.582cm" svg:height="0.412cm" svg:x="10.143cm" svg:y="23.693cm">
          <draw:text-box>
            <text:p text:style-name="P4"><text:span text:style-name="T1">・接点用端子台はカバーなどで保護できるようにする</text:span><text:span text:style-name="T1">(</text:span><text:span text:style-name="T1">配線用の口は設ける</text:span><text:span text:style-name="T1">)</text:span></text:p>
          </draw:text-box>
        </draw:frame>
        <draw:frame draw:style-name="gr4" draw:text-style-name="P5" draw:layer="layout" svg:width="1.987cm" svg:height="0.412cm" svg:x="10.143cm" svg:y="24.032cm">
          <draw:text-box>
            <text:p text:style-name="P4"><text:span text:style-name="T1">・机に置く想定</text:span></text:p>
          </draw:text-box>
        </draw:frame>
        <draw:frame draw:style-name="gr4" draw:text-style-name="P5" draw:layer="layout" svg:width="3.796cm" svg:height="0.412cm" svg:x="10.143cm" svg:y="24.371cm">
          <draw:text-box>
            <text:p text:style-name="P4"><text:span text:style-name="T1">・</text:span><text:span text:style-name="T1">AC100V</text:span><text:span text:style-name="T1">で動作</text:span><text:span text:style-name="T1">(3</text:span><text:span text:style-name="T1">ピン想定</text:span><text:span text:style-name="T1">)</text:span></text:p>
          </draw:text-box>
        </draw:frame>
        <draw:frame draw:style-name="gr4" draw:text-style-name="P5" draw:layer="layout" svg:width="5.68cm" svg:height="0.412cm" svg:x="3.234cm" svg:y="8.698cm">
          <draw:text-box>
            <text:p text:style-name="P4"><text:span text:style-name="T1">■</text:span><text:span text:style-name="T1">町</text:span><text:span text:style-name="T1">2 ■</text:span><text:span text:style-name="T1">町</text:span><text:span text:style-name="T1">3 ■</text:span><text:span text:style-name="T1">町</text:span><text:span text:style-name="T1">4 ■</text:span><text:span text:style-name="T1">町</text:span><text:span text:style-name="T1">5 ■</text:span><text:span text:style-name="T1">町</text:span><text:span text:style-name="T1">6 ■</text:span><text:span text:style-name="T1">町</text:span><text:span text:style-name="T1">7 ■</text:span><text:span text:style-name="T1">町</text:span><text:span text:style-name="T1">8</text:span></text:p>
          </draw:text-box>
        </draw:frame>
        <draw:line draw:style-name="gr2" draw:text-style-name="P2" draw:layer="layout" svg:x1="28.138cm" svg:y1="19.474cm" svg:x2="30.502cm" svg:y2="12.877cm">
          <text:p/>
        </draw:line>
        <draw:polygon draw:style-name="gr9" draw:text-style-name="P9" draw:layer="layout" svg:width="0.224cm" svg:height="0.364cm" svg:x="28.033cm" svg:y="19.405cm" svg:viewBox="0 0 225 365" draw:points="225,82 0,365 8,0">
          <text:p/>
        </draw:polygon>
        <draw:frame draw:style-name="gr4" draw:text-style-name="P5" draw:layer="layout" svg:width="5.943cm" svg:height="0.412cm" svg:x="3.234cm" svg:y="10.037cm">
          <draw:text-box>
            <text:p text:style-name="P4"><text:span text:style-name="T1">▲</text:span><text:span text:style-name="T1">町</text:span><text:span text:style-name="T1">2 ▲</text:span><text:span text:style-name="T1">町</text:span><text:span text:style-name="T1">3 ●</text:span><text:span text:style-name="T1">町</text:span><text:span text:style-name="T1">1 ●</text:span><text:span text:style-name="T1">町</text:span><text:span text:style-name="T1">2 ●</text:span><text:span text:style-name="T1">町</text:span><text:span text:style-name="T1">3■</text:span><text:span text:style-name="T1">地区</text:span><text:span text:style-name="T1">1■</text:span><text:span text:style-name="T1">地区</text:span><text:span text:style-name="T1">2</text:span></text:p>
          </draw:text-box>
        </draw:frame>
        <draw:frame draw:style-name="gr4" draw:text-style-name="P5" draw:layer="layout" svg:width="1.704cm" svg:height="0.412cm" svg:x="26.285cm" svg:y="19.925cm">
          <draw:text-box>
            <text:p text:style-name="P4"><text:span text:style-name="T1">接点遅延装置</text:span></text:p>
          </draw:text-box>
        </draw:frame>
        <draw:frame draw:style-name="gr4" draw:text-style-name="P5" draw:layer="layout" svg:width="0.569cm" svg:height="0.412cm" svg:x="26.848cm" svg:y="20.603cm">
          <draw:text-box>
            <text:p text:style-name="P4"><text:span text:style-name="T1">条件</text:span></text:p>
          </draw:text-box>
        </draw:frame>
        <draw:frame draw:style-name="gr4" draw:text-style-name="P5" draw:layer="layout" svg:width="6.809cm" svg:height="0.412cm" svg:x="23.77cm" svg:y="21.28cm">
          <draw:text-box>
            <text:p text:style-name="P4"><text:span text:style-name="T1">・サイレン音が終わってから接点が入るようにしたい</text:span></text:p>
          </draw:text-box>
        </draw:frame>
        <draw:frame draw:style-name="gr4" draw:text-style-name="P5" draw:layer="layout" svg:width="5.002cm" svg:height="0.412cm" svg:x="23.77cm" svg:y="21.619cm">
          <draw:text-box>
            <text:p text:style-name="P4"><text:span text:style-name="T1">　※最大</text:span><text:span text:style-name="T1">2</text:span><text:span text:style-name="T1">分ぐらい遅延させられれば。</text:span></text:p>
          </draw:text-box>
        </draw:frame>
        <draw:custom-shape draw:style-name="gr10" draw:text-style-name="P10" draw:layer="layout" svg:width="5.5cm" svg:height="9cm" svg:x="11.25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6cm" svg:height="2.5cm" svg:x="10.5cm" svg:y="16.3cm">
          <text:p text:style-name="P11"><text:span text:style-name="T7">この装置は</text:span></text:p>
          <text:p text:style-name="P11"><text:span text:style-name="T7">必須ですか？</text:span></text:p>
          <draw:enhanced-geometry svg:viewBox="0 0 21600 21600" draw:text-areas="800 800 20800 20800" draw:type="round-rectangular-callout" draw:modifiers="10510.2482919513 -23880.0479808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draw:layer="layout" svg:width="5.5cm" svg:height="9cm" svg:x="20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6cm" svg:height="2cm" svg:x="20cm" svg:y="17.8cm">
          <text:p text:style-name="P13"><text:span text:style-name="T8">こ</text:span><text:span text:style-name="T8">の</text:span><text:span text:style-name="T8">装</text:span><text:span text:style-name="T8">置</text:span><text:span text:style-name="T8">は</text:span><text:span text:style-name="T8">N</text:span><text:span text:style-name="T8">D</text:span><text:span text:style-name="T8">-</text:span><text:span text:style-name="T8">I</text:span><text:span text:style-name="T8">O</text:span><text:span text:style-name="T8">T</text:span><text:span text:style-name="T8">R</text:span><text:span text:style-name="T8">に</text:span><text:span text:style-name="T8"><text:line-break/></text:span><text:span text:style-name="T8">I</text:span><text:span text:style-name="T8">O</text:span><text:span text:style-name="T8">T</text:span><text:span text:style-name="T8">R</text:span><text:span text:style-name="T8">-</text:span><text:span text:style-name="T8">D</text:span><text:span text:style-name="T8">O</text:span><text:span text:style-name="T8">1</text:span><text:span text:style-name="T8">6</text:span><text:span text:style-name="T8">C</text:span><text:span text:style-name="T8">N</text:span><text:span text:style-name="T8">を</text:span><text:span text:style-name="T8"><text:line-break/></text:span><text:span text:style-name="T8">複</text:span><text:span text:style-name="T8">数</text:span><text:span text:style-name="T8">枚</text:span><text:span text:style-name="T8">実</text:span><text:span text:style-name="T8">装</text:span><text:span text:style-name="T8">し</text:span><text:span text:style-name="T8">た</text:span><text:span text:style-name="T8">も</text:span><text:span text:style-name="T8">の</text:span><text:span text:style-name="T8">で</text:span><text:span text:style-name="T8">す</text:span><text:span text:style-name="T8">か</text:span><text:span text:style-name="T8">？</text:span></text:p>
          <draw:enhanced-geometry svg:viewBox="0 0 21600 21600" draw:text-areas="800 800 20800 20800" draw:type="round-rectangular-callout" draw:modifiers="10510.2482919513 -29847.0764617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IPA P明朝" svg:font-family="'IPA P明朝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3cm" fo:margin-bottom="1cm" fo:margin-left="1cm" fo:margin-right="1cm" fo:page-width="41.998cm" fo:page-height="29.7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8T12:52:53.726115900</dc:date>
    <meta:editing-duration>PT7M33S</meta:editing-duration>
    <meta:editing-cycles>1</meta:editing-cycles>
    <meta:document-statistic meta:object-count="301"/>
    <meta:generator>LibreOffice/24.2.3.2$Linux_X86_64 LibreOffice_project/4f88f79086d18691a72ac668802d5bc5b5a88122</meta:generator>
  </office:meta>
</office:document-meta>
</file>